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630000006F5DCFB0C3.png"/>
  <manifest:file-entry manifest:media-type="image/png" manifest:full-path="Pictures/100000000000021900000033D5E024A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5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8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528cm"/>
    </style:style>
    <style:style style:name="gr9" style:family="graphic" style:parent-style-name="standard">
      <style:graphic-properties draw:stroke="none" svg:stroke-color="#000000" draw:fill="none" draw:fill-color="#ffffff" draw:auto-grow-height="true" draw:auto-grow-width="false" fo:max-height="0cm" fo:min-height="2.036cm"/>
    </style:style>
    <style:style style:name="gr10" style:family="graphic" style:parent-style-name="objectwithoutfill">
      <style:graphic-properties svg:stroke-width="0.152cm" svg:stroke-color="#800000" draw:marker-start-width="0.432cm" draw:marker-end-width="0.432cm" draw:fill="none" draw:textarea-vertical-align="middle" fo:padding-top="0.201cm" fo:padding-bottom="0.201cm" fo:padding-left="0.326cm" fo:padding-right="0.326cm" draw:shadow-offset-x="0.203cm" draw:shadow-offset-y="0.203cm"/>
    </style:style>
    <style:style style:name="gr11" style:family="graphic" style:parent-style-name="standard">
      <style:graphic-properties draw:stroke="none" svg:stroke-color="#000000" draw:fill="none" draw:fill-color="#ffffff" draw:auto-grow-height="true" draw:auto-grow-width="false" fo:max-height="0cm" fo:min-height="2.392cm"/>
    </style:style>
    <style:style style:name="pr1" style:family="presentation" style:parent-style-name="TitlePage-title">
      <style:graphic-properties draw:auto-grow-height="true" fo:min-height="5.767cm"/>
    </style:style>
    <style:style style:name="pr2" style:family="presentation" style:parent-style-name="TitlePage-notes">
      <style:graphic-properties draw:fill-color="#ffffff" draw:auto-grow-height="true" fo:min-height="12.572cm"/>
    </style:style>
    <style:style style:name="pr3" style:family="presentation" style:parent-style-name="Default-title">
      <style:graphic-properties draw:auto-grow-height="true" fo:min-height="2.973cm"/>
    </style:style>
    <style:style style:name="pr4" style:family="presentation" style:parent-style-name="Default-outline1">
      <style:graphic-properties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outline1">
      <style:graphic-properties draw:auto-grow-height="true" fo:min-height="9.31cm"/>
    </style:style>
    <style:style style:name="pr7" style:family="presentation" style:parent-style-name="Default-title">
      <style:graphic-properties fo:min-height="2.973cm"/>
    </style:style>
    <style:style style:name="pr8" style:family="presentation" style:parent-style-name="Default-outline1">
      <style:graphic-properties fo:min-height="10.834cm"/>
    </style:style>
    <style:style style:name="pr9" style:family="presentation" style:parent-style-name="Default-title">
      <style:graphic-properties fo:min-height="3.506cm"/>
    </style:style>
    <style:style style:name="pr10" style:family="presentation" style:parent-style-name="Default-outline1">
      <style:graphic-properties draw:auto-grow-height="true" draw:fit-to-size="false" fo:min-height="13.859cm"/>
    </style:style>
    <style:style style:name="pr11" style:family="presentation" style:parent-style-name="Default-outline1">
      <style:graphic-properties draw:auto-grow-height="true" fo:min-height="13.859cm"/>
    </style:style>
    <style:style style:name="pr12" style:family="presentation" style:parent-style-name="Default-outline1">
      <style:graphic-properties draw:auto-grow-height="true" fo:min-height="10.58cm"/>
    </style:style>
    <style:style style:name="pr13" style:family="presentation" style:parent-style-name="TitlePage-title">
      <style:graphic-properties fo:min-height="2.973cm"/>
    </style:style>
    <style:style style:name="pr14" style:family="presentation" style:parent-style-name="TitlePage-outline1">
      <style:graphic-properties draw:auto-grow-height="true" fo:min-height="6.835cm"/>
    </style:style>
    <style:style style:name="pr15" style:family="presentation" style:parent-style-name="Default-outline1">
      <style:graphic-properties draw:auto-grow-height="true" fo:min-height="10.645cm"/>
    </style:style>
    <style:style style:name="P1" style:family="paragraph">
      <style:paragraph-properties fo:text-align="center"/>
    </style:style>
    <style:style style:name="P2" style:family="paragraph">
      <style:text-properties fo:font-size="20pt"/>
    </style:style>
    <style:style style:name="P3" style:family="paragraph">
      <style:text-properties fo:font-size="18.5pt"/>
    </style:style>
    <style:style style:name="P4" style:family="paragraph">
      <style:text-properties fo:font-size="32pt" style:font-size-asian="32pt" style:font-size-complex="32pt"/>
    </style:style>
    <style:style style:name="P5" style:family="paragraph">
      <style:paragraph-properties fo:text-align="center"/>
      <style:text-properties fo:font-size="18pt"/>
    </style:style>
    <style:style style:name="P6" style:family="paragraph">
      <style:text-properties fo:font-size="36pt" style:font-size-asian="36pt" style:font-size-complex="36pt"/>
    </style:style>
    <style:style style:name="P7" style:family="paragraph">
      <style:text-properties fo:font-size="14pt" style:font-size-asian="14pt" style:font-size-complex="14pt"/>
    </style:style>
    <style:style style:name="P8" style:family="paragraph">
      <style:text-properties fo:font-size="14pt"/>
    </style:style>
    <style:style style:name="P9" style:family="paragraph">
      <style:paragraph-properties fo:text-align="center"/>
      <style:text-properties fo:color="#800000" fo:font-family="'Open Sans Semibold'" style:font-style-name="Regular" style:font-family-generic="swiss" style:font-pitch="variable" fo:font-size="18pt" fo:font-weight="600" style:font-size-asian="18pt" style:font-size-complex="18pt"/>
    </style:style>
    <style:style style:name="P10" style:family="paragraph">
      <style:text-properties fo:color="#800000" fo:font-family="'Open Sans Semibold'" style:font-style-name="Regular" style:font-family-generic="swiss" style:font-pitch="variable" fo:font-size="18pt" fo:font-weight="600" style:font-size-asian="18pt" style:font-size-complex="18pt"/>
    </style:style>
    <style:style style:name="P11" style:family="paragraph">
      <style:paragraph-properties fo:text-align="start"/>
    </style:style>
    <style:style style:name="P12" style:family="paragraph">
      <style:text-properties fo:font-size="18pt"/>
    </style:style>
    <style:style style:name="T1" style:family="text">
      <style:text-properties fo:font-family="'Open Sans Semibold'" style:font-family-generic="swiss" style:font-pitch="variable" fo:font-size="36pt" style:font-size-asian="36pt" style:font-size-complex="36pt"/>
    </style:style>
    <style:style style:name="T2" style:family="text">
      <style:text-properties fo:font-family="'Open Sans Semibold'" style:font-family-generic="swiss" style:font-pitch="variable" fo:font-size="28pt" style:font-size-asian="28pt" style:font-size-complex="28pt"/>
    </style:style>
    <style:style style:name="T3" style:family="text">
      <style:text-properties fo:font-family="'Open Sans Semibold'" style:font-family-generic="swiss" style:font-pitch="variable" fo:font-size="28pt" fo:font-weight="bold" style:font-size-asian="28pt" style:font-weight-asian="bold" style:font-size-complex="28pt" style:font-weight-complex="bold"/>
    </style:style>
    <style:style style:name="T4" style:family="text">
      <style:text-properties fo:font-family="'Open Sans Semibold'" style:font-family-generic="swiss" style:font-pitch="variable"/>
    </style:style>
    <style:style style:name="T5" style:family="text">
      <style:text-properties fo:font-family="'Open Sans Semibold'" style:font-family-generic="swiss" style:font-pitch="variable" fo:font-size="22pt" style:font-size-asian="22pt" style:font-size-complex="22pt"/>
    </style:style>
    <style:style style:name="T6" style:family="text">
      <style:text-properties fo:font-family="'Open Sans'" style:font-family-generic="swiss" style:font-pitch="variable" fo:font-size="18pt" style:font-size-asian="18pt" style:font-size-complex="18pt"/>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family="'Open Sans Extrabold'" style:font-family-generic="swiss" style:font-pitch="variable"/>
    </style:style>
    <style:style style:name="T10" style:family="text">
      <style:text-properties fo:font-size="26pt" style:font-size-asian="26pt" style:font-size-complex="26pt"/>
    </style:style>
    <style:style style:name="T11" style:family="text">
      <style:text-properties fo:font-size="18pt"/>
    </style:style>
    <style:style style:name="T12" style:family="text">
      <style:text-properties fo:font-size="36pt" style:font-size-asian="36pt" style:font-size-complex="36pt"/>
    </style:style>
    <style:style style:name="T13" style:family="text">
      <style:text-properties fo:font-size="14pt" style:font-size-asian="14pt" style:font-size-complex="14pt"/>
    </style:style>
    <style:style style:name="T14" style:family="text">
      <style:text-properties fo:font-size="14pt"/>
    </style:style>
    <style:style style:name="T15" style:family="text">
      <style:text-properties fo:font-size="14pt" fo:font-weight="bold" style:font-weight-asian="bold" style:font-weight-complex="bold"/>
    </style:style>
    <style:style style:name="T16" style:family="text">
      <style:text-properties fo:color="#800000" fo:font-family="'Open Sans Semibold'" style:font-style-name="Regular" style:font-family-generic="swiss" style:font-pitch="variable" fo:font-size="18pt" fo:font-weight="600" style:font-size-asian="18pt" style:font-size-complex="18pt"/>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24pt" style:font-size-asian="24pt" style:font-size-complex="24pt"/>
    </style:style>
    <style:style style:name="T21" style:family="text">
      <style:text-properties fo:font-size="20pt" style:font-size-asian="20pt" style:font-size-complex="20pt"/>
    </style:style>
    <style:style style:name="T22" style:family="text">
      <style:text-properties fo:font-family="'Open Sans'" style:font-style-name="Bold" style:font-family-generic="swiss" style:font-pitch="variable" fo:font-size="28pt" style:font-size-asian="28pt" style:font-size-complex="28pt"/>
    </style:style>
    <style:style style:name="T23" style:family="text">
      <style:text-properties fo:language="en" fo:country="US"/>
    </style:style>
    <style:style style:name="T24" style:family="text">
      <style:text-properties fo:font-size="22pt" fo:font-style="normal" style:font-size-asian="22pt" style:font-style-asian="normal" style:font-size-complex="22pt" style:font-style-complex="normal"/>
    </style:style>
    <style:style style:name="T25" style:family="text">
      <style:text-properties fo:font-family="'Open Sans Semibold'" style:font-family-generic="swiss" style:font-pitch="variable" fo:font-size="22pt" fo:font-style="normal" style:font-size-asian="22pt" style:font-style-asian="normal" style:font-size-complex="2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Page" presentation:presentation-page-layout-name="AL1T19">
        <office:forms form:automatic-focus="false" form:apply-design-mode="false"/>
        <draw:frame presentation:style-name="pr1" draw:layer="layout" svg:width="25.199cm" svg:height="7.305cm" svg:x="1.401cm" svg:y="1.307cm" presentation:class="title" presentation:user-transformed="true">
          <draw:text-box>
            <text:p>About: Apache<text:line-break/><text:span text:style-name="T1">The Foundation, </text:span><text:span text:style-name="T1"><text:line-break/></text:span><text:span text:style-name="T1">The Apache Way,</text:span><text:span text:style-name="T1"><text:line-break/></text:span><text:span text:style-name="T1">100+ Apache Projects</text:span></text:p>
          </draw:text-box>
        </draw:frame>
        <draw:frame draw:style-name="gr1" draw:text-style-name="P1" draw:layer="layout" svg:width="23.114cm" svg:height="6.498cm" svg:x="2.443cm" svg:y="9.906cm">
          <draw:text-box>
            <text:p text:style-name="P1"><text:span text:style-name="T2">Shane Curcuru <text:s text:c="3"/></text:span><text:span text:style-name="T3">|</text:span><text:span text:style-name="T2"> <text:s text:c="3"/>@shanecurcuru</text:span></text:p>
            <text:p text:style-name="P1"><text:span text:style-name="T4"/></text:p>
            <text:p text:style-name="P1"><text:span text:style-name="T5">Vice President, Brand Management</text:span></text:p>
            <text:p text:style-name="P1"><text:span text:style-name="T5">The Apache Software Foundation</text:span></text:p>
            <text:p text:style-name="P1"><text:span text:style-name="T5"/></text:p>
            <text:p text:style-name="P1"><text:span text:style-name="T6">http://communityovercode.com/2012/05/camelone-presentation/ </text:span></text:p>
          </draw:text-box>
        </draw:frame>
        <presentation:notes draw:style-name="dp2">
          <office:forms form:automatic-focus="false" form:apply-design-mode="false"/>
          <draw:page-thumbnail draw:style-name="gr2" draw:layer="layout" svg:width="13.968cm" svg:height="10.476cm" svg:x="3.809cm" svg:y="2.121cm" draw:page-number="1" presentation:class="page"/>
          <draw:frame presentation:style-name="pr2" draw:text-style-name="P2" draw:layer="layout" svg:width="17.271cm" svg:height="12.572cm" svg:x="2.158cm" svg:y="13.2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genda</text:p>
          </draw:text-box>
        </draw:frame>
        <draw:frame presentation:style-name="pr4" draw:layer="layout" svg:width="25.199cm" svg:height="13.859cm" svg:x="1.4cm" svg:y="4.914cm" presentation:class="outline" presentation:user-transformed="true">
          <draw:text-box>
            <text:list text:style-name="L3">
              <text:list-item>
                <text:p>Who am I: <text:s/>Introduction</text:p>
              </text:list-item>
              <text:list-item>
                <text:p>What is it: <text:s/>Apache Software Foundation</text:p>
              </text:list-item>
              <text:list-item>
                <text:p>How does it work: <text:s/>The Apache Way</text:p>
              </text:list-item>
              <text:list-item>
                <text:p>Who does the work: <text:s/>Apache projects</text:p>
              </text:list-item>
              <text:list-item>
                <text:p>Why Apache? </text:p>
                <text:list>
                  <text:list-item>
                    <text:p>Compare / Contrast open source groups</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2" presentation:class="page"/>
          <draw:frame presentation:style-name="pr5" draw:text-style-name="P3" draw:layer="layout" svg:width="17.271cm" svg:height="12.572cm" svg:x="2.158cm" svg:y="13.27cm" presentation:class="notes">
            <draw:text-box>
              <text:p text:style-name="P3">Put the item people are least familiar with, but which is really most important, first.</text:p>
              <text:p text:style-name="P3">While the Apache Projects provide all the code, it's the Foundation and the Apache Way that enable them to do that – independently, and for the long-term.</text:p>
              <text:p text:style-name="P3"/>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2.973cm" svg:x="1.4cm" svg:y="0.837cm" presentation:class="title" presentation:user-transformed="true">
          <draw:text-box>
            <text:p>Who am I: Introduction</text:p>
          </draw:text-box>
        </draw:frame>
        <draw:frame presentation:style-name="pr6" draw:layer="layout" svg:width="25.199cm" svg:height="10.241cm" svg:x="1.471cm" svg:y="4.064cm" presentation:class="outline" presentation:user-transformed="true">
          <draw:text-box>
            <text:list text:style-name="L3">
              <text:list-item>
                <text:p>Shane Curcuru</text:p>
              </text:list-item>
              <text:list-item>
                <text:p>Apache Software Foundation</text:p>
                <text:list>
                  <text:list-item>
                    <text:p>Member, Director </text:p>
                  </text:list-item>
                  <text:list-item>
                    <text:p>VP, Brand Management</text:p>
                  </text:list-item>
                  <text:list-item>
                    <text:p>PMCs: Community Development, Conferences; Apache OpenOffice Mentor</text:p>
                  </text:list-item>
                </text:list>
              </text:list-item>
            </text:list>
          </draw:text-box>
        </draw:frame>
        <draw:frame draw:style-name="gr3" draw:text-style-name="P4" draw:layer="layout" svg:width="21.844cm" svg:height="2.032cm" svg:x="1.471cm" svg:y="15.494cm">
          <draw:text-box>
            <text:list text:style-name="L5">
              <text:list-item>
                <text:p><text:span text:style-name="T7">Also an Applications Architect at IBM</text:span></text:p>
              </text:list-item>
            </text:list>
          </draw:text-box>
        </draw:frame>
        <presentation:notes draw:style-name="dp2">
          <office:forms form:automatic-focus="false" form:apply-design-mode="false"/>
          <draw:page-thumbnail draw:style-name="gr2" draw:layer="layout" svg:width="13.968cm" svg:height="10.476cm" svg:x="3.809cm" svg:y="2.121cm" draw:page-number="3" presentation:class="page"/>
          <draw:frame presentation:style-name="pr5" draw:text-style-name="P3" draw:layer="layout" svg:width="17.271cm" svg:height="12.572cm" svg:x="2.158cm" svg:y="13.27cm" presentation:class="notes">
            <draw:text-box>
              <text:p text:style-name="P3">Note that currently 100% of my time on Apache work is as an unpaid volunteer; my IBM job is completely unrelated (both technically and organizationally).</text:p>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What Is It?</text:p>
          </draw:text-box>
        </draw:frame>
        <draw:frame presentation:style-name="pr4" draw:layer="layout" svg:width="25.199cm" svg:height="13.859cm" svg:x="1.4cm" svg:y="4.914cm" presentation:class="outline" presentation:user-transformed="true">
          <draw:text-box>
            <text:list text:style-name="L3">
              <text:list-item>
                <text:p><text:span text:style-name="T8">Who am I: <text:s/>Introduction</text:span></text:p>
              </text:list-item>
              <text:list-item>
                <text:p><text:span text:style-name="T9">What is it: <text:s/>Apache Software Foundation</text:span></text:p>
              </text:list-item>
              <text:list-item>
                <text:p><text:span text:style-name="T8">How does it work: <text:s/>The Apache Way</text:span></text:p>
              </text:list-item>
              <text:list-item>
                <text:p><text:span text:style-name="T8">Who does the work: <text:s/>Apache projects</text:span></text:p>
              </text:list-item>
              <text:list-item>
                <text:p><text:span text:style-name="T8">Why Apache? </text:span></text:p>
                <text:list>
                  <text:list-item>
                    <text:p><text:span text:style-name="T10">Compare / Contrast open source groups</text:span></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4" presentation:class="page"/>
          <draw:frame presentation:style-name="pr5" draw:text-style-name="P2" draw:layer="layout" svg:width="17.271cm" svg:height="12.572cm" svg:x="2.158cm" svg:y="13.27cm" presentation:class="notes">
            <draw:text-box>
              <text:p text:style-name="P2">The Apache Software Foundation, or ASF, is actually the most important, yet probably least interesting component here. <text:s/>But it's important to understand how the Foundation behind the projects ensures their longevity.</text:p>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9cm" svg:height="2.973cm" svg:x="1.4cm" svg:y="0.837cm" presentation:class="title">
          <draw:text-box>
            <text:p>What is it: The ASF</text:p>
          </draw:text-box>
        </draw:frame>
        <draw:frame presentation:style-name="pr8" draw:layer="layout" svg:width="25.199cm" svg:height="12.756cm" svg:x="1.4cm" svg:y="4.914cm" presentation:class="outline" presentation:user-transformed="true">
          <draw:text-box>
            <text:list text:style-name="L3">
              <text:list-item>
                <text:p>Membership-based corporation; Non-profit US 501(c)3 Charity</text:p>
              </text:list-item>
              <text:list-item>
                <text:p>Directors, officers all unpaid volunteers</text:p>
              </text:list-item>
              <text:list-item>
                <text:p>Paid contractors: sysadmins, press officer, EA</text:p>
              </text:list-item>
              <text:list-item>
                <text:p>Broad-based Membership of individuals ensures independence</text:p>
              </text:list-item>
            </text:list>
            <text:list text:style-name="L6">
              <text:list-item>
                <text:p>Collection of Apache project communities</text:p>
              </text:list-item>
            </text:list>
          </draw:text-box>
        </draw:frame>
        <presentation:notes draw:style-name="dp2">
          <office:forms form:automatic-focus="false" form:apply-design-mode="false"/>
          <draw:page-thumbnail draw:style-name="gr2" draw:layer="layout" svg:width="13.968cm" svg:height="10.476cm" svg:x="3.809cm" svg:y="2.121cm" draw:page-number="5" presentation:class="page"/>
          <draw:frame presentation:style-name="pr5" draw:text-style-name="P3" draw:layer="layout" svg:width="17.271cm" svg:height="12.572cm" svg:x="2.158cm" svg:y="13.27cm" presentation:class="notes" presentation:user-transformed="true">
            <draw:text-box>
              <text:p>The most important thing to realize on this slide: while the Foundation provides a home for over 100 projects, each of those projects is really an independent community of developers and users.</text:p>
            </draw:text-box>
          </draw:frame>
        </presentation:notes>
      </draw:page>
      <draw:page draw:name="page6" draw:style-name="dp3" draw:master-page-name="Default" presentation:presentation-page-layout-name="AL1T19">
        <office:forms form:automatic-focus="false" form:apply-design-mode="false"/>
        <draw:custom-shape draw:style-name="gr4" draw:text-style-name="P5" xml:id="id3" draw:id="id3" draw:layer="layout" svg:width="4.572cm" svg:height="2.286cm" svg:x="11.728cm" svg:y="6.35cm">
          <text:p text:style-name="P1"><text:span text:style-name="T11">Board of</text:span></text:p>
          <text:p text:style-name="P1"><text:span text:style-name="T11">9 Director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5" xml:id="id4" draw:id="id4" draw:layer="layout" svg:width="5.334cm" svg:height="4.064cm" svg:x="20.574cm" svg:y="11.684cm">
          <text:p text:style-name="P1"><text:span text:style-name="T11">PMCs</text:span></text:p>
          <text:p text:style-name="P1"><text:span text:style-name="T11">100++</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presentation:style-name="pr9" draw:text-style-name="P6" draw:layer="layout" svg:width="25.199cm" svg:height="3.506cm" svg:x="1.4cm" svg:y="0.837cm" presentation:class="title" presentation:user-transformed="true">
          <draw:text-box>
            <text:p><text:span text:style-name="T12">Apache Org Chart</text:span></text:p>
          </draw:text-box>
        </draw:frame>
        <draw:frame draw:style-name="gr5" draw:text-style-name="P7" draw:layer="layout" svg:width="4.826cm" svg:height="1.597cm" svg:x="8.382cm" svg:y="3.81cm">
          <draw:text-box>
            <text:p><text:span text:style-name="T13">Nominate, elect </text:span></text:p>
            <text:p><text:span text:style-name="T13">Directors annually</text:span></text:p>
          </draw:text-box>
        </draw:frame>
        <draw:g>
          <draw:custom-shape draw:style-name="gr4" draw:text-style-name="P1" xml:id="id1" draw:id="id1" draw:layer="layout" svg:width="3.81cm" svg:height="2.286cm" svg:x="2.197cm" svg:y="4.343cm">
            <text:p text:style-name="P1">Members</text:p>
            <text:p text:style-name="P1">~40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7" xml:id="id2" draw:id="id2" draw:layer="layout" svg:width="4.318cm" svg:height="1.597cm" svg:x="2.197cm" svg:y="7.318cm">
            <draw:text-box>
              <text:p><text:span text:style-name="T13">Nominate, elect </text:span></text:p>
              <text:p><text:span text:style-name="T13">new members</text:span></text:p>
            </draw:text-box>
          </draw:frame>
          <draw:connector draw:style-name="gr6" draw:text-style-name="P1" draw:layer="layout" draw:type="curve" svg:x1="6.007cm" svg:y1="5.486cm" svg:x2="6.515cm" svg:y2="8.116cm" draw:start-shape="id1" draw:start-glue-point="7" draw:end-shape="id2" draw:end-glue-point="1" svg:d="m6007 5486c1512 0 1258 2630 508 2630">
            <text:p/>
          </draw:connector>
          <draw:connector draw:style-name="gr6" draw:text-style-name="P1" draw:layer="layout" draw:type="curve" svg:x1="2.197cm" svg:y1="8.116cm" svg:x2="2.197cm" svg:y2="5.486cm" draw:start-shape="id2" draw:start-glue-point="3" draw:end-shape="id1" draw:end-glue-point="5" svg:d="m2197 8116c-751 0-751-2630 0-2630">
            <text:p/>
          </draw:connector>
        </draw:g>
        <draw:frame draw:style-name="gr5" draw:text-style-name="P8" draw:layer="layout" svg:width="4.826cm" svg:height="0.924cm" svg:x="5.842cm" svg:y="9.398cm">
          <draw:text-box>
            <text:p><text:span text:style-name="T14">Appoint officers</text:span></text:p>
          </draw:text-box>
        </draw:frame>
        <draw:frame draw:style-name="gr5" draw:text-style-name="P8" draw:layer="layout" svg:width="4.318cm" svg:height="0.924cm" svg:x="7.874cm" svg:y="11.43cm">
          <draw:text-box>
            <text:p><text:span text:style-name="T15">Report</text:span><text:span text:style-name="T14"> monthly </text:span></text:p>
          </draw:text-box>
        </draw:frame>
        <draw:g xml:id="id5" draw:id="id5">
          <draw:custom-shape draw:style-name="gr7" draw:text-style-name="P1" draw:layer="layout" svg:width="4.064cm" svg:height="1.524cm" svg:x="2.54cm" svg:y="12.954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draw:layer="layout" svg:width="4.064cm" svg:height="1.524cm" svg:x="2.286cm" svg:y="13.208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1" draw:layer="layout" svg:width="4.064cm" svg:height="1.524cm" svg:x="2.032cm" svg:y="13.462cm">
            <text:p text:style-name="P1">Officers</text:p>
            <text:p text:style-name="P1">~10</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frame draw:style-name="gr8" draw:text-style-name="P8" draw:layer="layout" svg:width="5.923cm" svg:height="1.778cm" svg:x="1.778cm" svg:y="15.494cm">
          <draw:text-box>
            <text:p><text:span text:style-name="T14">Define organizational &amp; legal policies</text:span></text:p>
          </draw:text-box>
        </draw:frame>
        <draw:connector draw:style-name="gr6" draw:text-style-name="P1" draw:layer="layout" draw:type="curve" svg:x1="16.3cm" svg:y1="7.493cm" svg:x2="23.241cm" svg:y2="11.684cm" draw:start-shape="id3" draw:start-glue-point="7" draw:end-shape="id4" draw:end-glue-point="4" svg:d="m16300 7493c4628 0 6941 1397 6941 4191">
          <text:p/>
        </draw:connector>
        <draw:connector draw:style-name="gr6" draw:text-style-name="P1" draw:layer="layout" draw:type="curve" svg:x1="20.574cm" svg:y1="13.716cm" svg:x2="14.014cm" svg:y2="8.636cm" draw:start-shape="id4" draw:start-glue-point="5" draw:end-shape="id3" draw:end-glue-point="6" svg:d="m20574 13716c-4374 0-6560-1693-6560-5080">
          <text:p/>
        </draw:connector>
        <draw:frame draw:style-name="gr9" draw:text-style-name="P8" draw:layer="layout" svg:width="3.81cm" svg:height="2.286cm" svg:x="18.288cm" svg:y="8.382cm">
          <draw:text-box>
            <text:p><text:span text:style-name="T14">Create &amp; update upon PMC request</text:span></text:p>
          </draw:text-box>
        </draw:frame>
        <draw:frame draw:style-name="gr5" draw:text-style-name="P8" draw:layer="layout" svg:width="4.826cm" svg:height="0.924cm" svg:x="15.494cm" svg:y="11.43cm">
          <draw:text-box>
            <text:p><text:span text:style-name="T15">Report</text:span><text:span text:style-name="T14"> quarterly </text:span></text:p>
          </draw:text-box>
        </draw:frame>
        <draw:connector draw:style-name="gr6" draw:text-style-name="P1" draw:layer="layout" draw:type="curve" svg:x1="6.007cm" svg:y1="5.486cm" svg:x2="14.014cm" svg:y2="6.35cm" draw:end-shape="id3" draw:end-glue-point="4" svg:d="m6007 5486c0 273 8007-159 8007 864">
          <text:p/>
        </draw:connector>
        <draw:g>
          <draw:g>
            <draw:custom-shape draw:style-name="gr7" draw:text-style-name="P1" draw:layer="layout" svg:width="4.826cm" svg:height="2.395cm" svg:x="11.684cm" svg:y="1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826cm" svg:height="2.394cm" svg:x="11.43cm" svg:y="15.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826cm" svg:height="2.395cm" svg:x="11.176cm" svg:y="15.639cm">
              <text:p text:style-name="P1">Committers</text:p>
              <text:p text:style-name="P1">~3,00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8" draw:layer="layout" svg:width="5.334cm" svg:height="0.924cm" svg:x="11.518cm" svg:y="18.477cm">
            <draw:text-box>
              <text:p><text:span text:style-name="T14">Write project code</text:span></text:p>
            </draw:text-box>
          </draw:frame>
        </draw:g>
        <draw:frame draw:style-name="gr5" draw:text-style-name="P8" draw:layer="layout" svg:width="4.318cm" svg:height="1.597cm" svg:x="22.86cm" svg:y="16.002cm">
          <draw:text-box>
            <text:p><text:span text:style-name="T14">Vote for </text:span></text:p>
            <text:p><text:span text:style-name="T14">project releases</text:span></text:p>
          </draw:text-box>
        </draw:frame>
        <draw:connector draw:style-name="gr6" draw:text-style-name="P1" draw:layer="layout" draw:type="curve" svg:x1="20.574cm" svg:y1="13.716cm" svg:x2="16.51cm" svg:y2="16.637cm" draw:start-shape="id4" draw:start-glue-point="5" svg:d="m20574 13716c-3423 0-1391 2921-4064 2921">
          <text:p/>
        </draw:connector>
        <draw:frame draw:style-name="gr5" draw:text-style-name="P8" draw:layer="layout" svg:width="5.842cm" svg:height="1.597cm" svg:x="18.034cm" svg:y="16.002cm">
          <draw:text-box>
            <text:p><text:span text:style-name="T14">Nominate, elect </text:span></text:p>
            <text:p><text:span text:style-name="T14">new committers</text:span></text:p>
          </draw:text-box>
        </draw:frame>
        <draw:connector draw:style-name="gr6" draw:text-style-name="P1" draw:layer="layout" draw:type="curve" svg:x1="11.728cm" svg:y1="7.493cm" svg:x2="4.318cm" svg:y2="12.954cm" draw:start-shape="id3" draw:start-glue-point="5" draw:end-shape="id5" draw:end-glue-point="0" svg:d="m11728 7493c-4940 0-7410 1820-7410 5461">
          <text:p/>
        </draw:connector>
        <draw:connector draw:style-name="gr6" draw:text-style-name="P1" draw:layer="layout" draw:type="curve" svg:x1="6.604cm" svg:y1="13.97cm" svg:x2="14.014cm" svg:y2="8.636cm" draw:start-shape="id5" draw:start-glue-point="1" draw:end-shape="id3" draw:end-glue-point="6" svg:d="m6604 13970c4940 0 7410-1778 7410-5334">
          <text:p/>
        </draw:connector>
        <draw:g xml:id="id6" draw:id="id6">
          <draw:line draw:style-name="gr10" draw:text-style-name="P9" draw:layer="layout" svg:x1="23.114cm" svg:y1="4.343cm" svg:x2="8.128cm" svg:y2="17.018cm">
            <text:p/>
          </draw:line>
          <draw:frame draw:style-name="gr5" draw:text-style-name="P10" draw:layer="layout" svg:width="6.096cm" svg:height="1.979cm" svg:x="16.764cm" svg:y="4.343cm">
            <draw:text-box>
              <text:p><text:span text:style-name="T16">Organizational</text:span></text:p>
              <text:p><text:span text:style-name="T16">Oversight</text:span></text:p>
            </draw:text-box>
          </draw:frame>
          <draw:frame draw:style-name="gr5" draw:text-style-name="P10" draw:layer="layout" svg:width="6.096cm" svg:height="1.979cm" svg:x="21.904cm" svg:y="5.842cm">
            <draw:text-box>
              <text:p><text:span text:style-name="T16">Technical</text:span></text:p>
              <text:p><text:span text:style-name="T16">Oversigh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2" draw:layer="layout" svg:width="13.968cm" svg:height="10.476cm" svg:x="3.809cm" svg:y="2.121cm" draw:page-number="6" presentation:class="page"/>
          <draw:frame presentation:style-name="pr5" draw:text-style-name="P2" draw:layer="layout" svg:width="17.271cm" svg:height="12.572cm" svg:x="2.158cm" svg:y="13.27cm" presentation:class="notes">
            <draw:text-box>
              <text:p text:style-name="P2">Fundamentally, the organization is pretty simple. <text:s/>The Membership elects a Board of Nine Directors annually. <text:s/>The Board sets overall policy and provides oversight for all operations.</text:p>
              <text:p text:style-name="P2">Note especially that officers and PMCs report directly to the board. <text:s/>The President and VP, Infrastructure manage day-to-day operations – but only of the infrastrucutre itself, not of our projects.</text:p>
              <text:p text:style-name="P2">The most important thing to realize from this picture is (click) that everything to the left of the page only provides organizational oversight. <text:s/>All technical decisions are made on the right hand half – within the PMCs and projects individually.</text:p>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5.199cm" svg:height="2.973cm" svg:x="1.4cm" svg:y="0.837cm" presentation:class="title">
          <draw:text-box>
            <text:p>Apache Board of Directors</text:p>
          </draw:text-box>
        </draw:frame>
        <draw:frame presentation:style-name="pr4" draw:layer="layout" svg:width="25.199cm" svg:height="13.859cm" svg:x="1.4cm" svg:y="4.914cm" presentation:class="outline" presentation:user-transformed="true">
          <draw:text-box>
            <text:list text:style-name="L3">
              <text:list-item>
                <text:p>Elected by ASF Membership annually</text:p>
              </text:list-item>
              <text:list-item>
                <text:p>Long-time directors: Jim Jagielski, Greg Stein, Roy Fielding, Sam Ruby</text:p>
              </text:list-item>
              <text:list-item>
                <text:p>Newer directors: Bertrand Delacretaz, Doug Cutting, Shane Curcuru, Brett Porter, Dan Kulp</text:p>
              </text:list-item>
              <text:list-item>
                <text:p>Provide legal and organizational oversight</text:p>
              </text:list-item>
            </text:list>
          </draw:text-box>
        </draw:frame>
        <presentation:notes draw:style-name="dp2">
          <office:forms form:automatic-focus="false" form:apply-design-mode="false"/>
          <draw:page-thumbnail draw:style-name="gr2" draw:layer="layout" svg:width="13.968cm" svg:height="10.476cm" svg:x="3.809cm" svg:y="2.121cm" draw:page-number="7" presentation:class="page"/>
          <draw:frame presentation:style-name="pr5" draw:text-style-name="P2" draw:layer="layout" svg:width="17.271cm" svg:height="12.572cm" svg:x="2.158cm" svg:y="13.27cm" presentation:class="notes">
            <draw:text-box>
              <text:p text:style-name="P2">Having both founding members – Jim and Roy – as well as a number of newer members – including Dan Kulp, who's also speaking here at CamelOne – ensures continuity and fresh ideas.</text:p>
              <text:p text:style-name="P2">The board provides organizational oversight through reviewing the monthly and quarterly reports from all foundation activities. <text:s/>This ensures that PMCs and officers are acting indepdnently on behalf of their projects.</text:p>
              <text:p text:style-name="P2">Note that “technical” is not something the board oversees or comments on (unless it's a security issue or the like).</text:p>
              <text:p text:style-name="P2"/>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Mission: What</text:p>
          </draw:text-box>
        </draw:frame>
        <draw:frame presentation:style-name="pr10" draw:layer="layout" svg:width="25.199cm" svg:height="13.859cm" svg:x="1.4cm" svg:y="4.914cm" presentation:class="outline" presentation:user-transformed="true">
          <draw:text-box>
            <text:list text:style-name="L3">
              <text:list-item>
                <text:p>Provide open source software to the public free of charge</text:p>
              </text:list-item>
            </text:list>
          </draw:text-box>
        </draw:frame>
        <presentation:notes draw:style-name="dp2">
          <office:forms form:automatic-focus="false" form:apply-design-mode="false"/>
          <draw:page-thumbnail draw:style-name="gr2" draw:layer="layout" svg:width="13.968cm" svg:height="10.476cm" svg:x="3.809cm" svg:y="2.121cm" draw:page-number="8" presentation:class="page"/>
          <draw:frame presentation:style-name="pr5" draw:text-style-name="P3" draw:layer="layout" svg:width="17.271cm" svg:height="12.572cm" svg:x="2.158cm" svg:y="13.27cm" presentation:class="notes">
            <draw:text-box>
              <text:p text:style-name="P3">So what is the purpose of the ASF? <text:s/>Fundamentally, that's it: provide software for the public good.</text:p>
              <text:p text:style-name="P3"/>
              <text:p text:style-name="P3">But there's got to be more to the Foundation's mission, hasn't there?</text:p>
              <text:p text:style-name="P3"/>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Mission: What</text:p>
          </draw:text-box>
        </draw:frame>
        <draw:frame presentation:style-name="pr10" draw:layer="layout" svg:width="25.199cm" svg:height="13.859cm" svg:x="1.4cm" svg:y="4.914cm" presentation:class="outline" presentation:user-transformed="true">
          <draw:text-box>
            <text:list text:style-name="L3">
              <text:list-item>
                <text:p>Provide open source software to the public free of charge</text:p>
                <text:list>
                  <text:list-item>
                    <text:p>“Apache aims to provide a pragmatic, non-technical framework to it's projects.” <text:line-break/><text:span text:style-name="T17">- Justin Erenkrantz</text:span></text:p>
                  </text:list-item>
                </text:list>
              </text:list-item>
              <text:list-item>
                <text:p><text:span text:style-name="T18">Let coders code; Foundation exists to do rest</text:span></text:p>
              </text:list-item>
            </text:list>
          </draw:text-box>
        </draw:frame>
        <presentation:notes draw:style-name="dp2">
          <office:forms form:automatic-focus="false" form:apply-design-mode="false"/>
          <draw:page-thumbnail draw:style-name="gr2" draw:layer="layout" svg:width="13.968cm" svg:height="10.476cm" svg:x="3.809cm" svg:y="2.121cm" draw:page-number="9" presentation:class="page"/>
          <draw:frame presentation:style-name="pr5" draw:text-style-name="P2" draw:layer="layout" svg:width="17.271cm" svg:height="12.572cm" svg:x="2.158cm" svg:y="13.27cm" presentation:class="notes">
            <draw:text-box>
              <text:p text:style-name="P2">It's really that simple. The Foundation's purpose is to serve as a stable and independent home for it's projects. <text:s/>The Foundation should only be there to handle the stuff coders don't want to do or aren't good at handling; everything else – and especially all technical decisions – are made by the coders in PMCs and projects.</text:p>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Mission: How</text:p>
          </draw:text-box>
        </draw:frame>
        <draw:frame presentation:style-name="pr10" draw:layer="layout" svg:width="25.199cm" svg:height="13.859cm" svg:x="1.4cm" svg:y="4.914cm" presentation:class="outline" presentation:user-transformed="true">
          <draw:text-box>
            <text:list text:style-name="L3">
              <text:list-item>
                <text:p>Provide legal, organizational, and technical infrastructure for open source software development, and perform oversight to ensure project independence</text:p>
              </text:list-item>
              <text:list-item>
                <text:p>Provide shelter for individual volunteers from legal suits directed at Apache projects</text:p>
              </text:list-item>
              <text:list-item>
                <text:p>Provide a legal entity to serve as an independent recipient of donations</text:p>
              </text:list-item>
            </text:list>
          </draw:text-box>
        </draw:frame>
        <presentation:notes draw:style-name="dp2">
          <office:forms form:automatic-focus="false" form:apply-design-mode="false"/>
          <draw:page-thumbnail draw:style-name="gr2" draw:layer="layout" svg:width="13.968cm" svg:height="10.476cm" svg:x="3.809cm" svg:y="2.121cm" draw:page-number="10" presentation:class="page"/>
          <draw:frame presentation:style-name="pr5" draw:text-style-name="P2" draw:layer="layout" svg:width="17.271cm" svg:height="12.572cm" svg:x="2.158cm" svg:y="13.27cm" presentation:class="notes">
            <draw:text-box>
              <text:p text:style-name="P2">These are the key services the Foundation provides to it's projects. <text:s/>Thinking of the ASF as a service provider to like-minded software development communities is a good metaphor.</text:p>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Budget and Sponsorship</text:p>
          </draw:text-box>
        </draw:frame>
        <draw:frame presentation:style-name="pr4" draw:layer="layout" svg:width="25.199cm" svg:height="13.859cm" svg:x="1.4cm" svg:y="4.914cm" presentation:class="outline" presentation:user-transformed="true">
          <draw:text-box>
            <text:list text:style-name="L3">
              <text:list-item>
                <text:p>Annual budget: est. 790K USD in 2012</text:p>
              </text:list-item>
              <text:list-item>
                <text:p>Sponsorship program ensures independence</text:p>
              </text:list-item>
              <text:list-item>
                <text:p>Primary budget categories: sysadmin contractors; hardware &amp; bandwidth; publicity</text:p>
              </text:list-item>
              <text:list-item>
                <text:p>Apache does <text:span text:style-name="T19">not</text:span> pay for software development</text:p>
              </text:list-item>
            </text:list>
          </draw:text-box>
        </draw:frame>
        <presentation:notes draw:style-name="dp2">
          <office:forms form:automatic-focus="false" form:apply-design-mode="false"/>
          <draw:page-thumbnail draw:style-name="gr2" draw:layer="layout" svg:width="13.968cm" svg:height="10.476cm" svg:x="3.809cm" svg:y="2.121cm" draw:page-number="11" presentation:class="page"/>
          <draw:frame presentation:style-name="pr5" draw:text-style-name="P3" draw:layer="layout" svg:width="17.271cm" svg:height="12.572cm" svg:x="2.158cm" svg:y="13.27cm" presentation:class="notes" presentation:user-transformed="true">
            <draw:text-box>
              <text:p>Our annual budget has just about doubled in the past 4 years.</text:p>
              <text:p>Sponsors' annual donations from multiple sources ensures a steady stream of income, which helps to ensure indepdence from outside commercial influence.</text:p>
              <text:p>Along with system administrators to keep our dozens of servers running, expenses include publicity assistance that's available to our projects – including the press release today.</text:p>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Sponsors</text:p>
          </draw:text-box>
        </draw:frame>
        <draw:frame presentation:style-name="pr4" draw:layer="layout" svg:width="25.199cm" svg:height="13.859cm" svg:x="1.4cm" svg:y="4.914cm" presentation:class="outline" presentation:user-transformed="true">
          <draw:text-box>
            <text:list text:style-name="L3">
              <text:list-item>
                <text:p>Platinum: Citrix, Facebook, Google, Microsoft, Yahoo!</text:p>
              </text:list-item>
              <text:list-item>
                <text:p><text:span text:style-name="T8">Gold: AMD, Hortonworks, HP, IBM</text:span></text:p>
              </text:list-item>
              <text:list-item>
                <text:p><text:span text:style-name="T20">Silver: Basis Technology, Cloudera, Go Daddy, <text:s/>Huawei, Matt Mullenweg, PSW Group, SpringSource</text:span></text:p>
              </text:list-item>
              <text:list-item>
                <text:p><text:span text:style-name="T21">Bronze: AirPlus Intl., BlueNog, Digital Primates, FuseSource, Intuit, Liip AG SA Ltd., Lucid Imagination, Talend, Twitter, Two Sigma Investments, WANdisco</text:span></text:p>
              </text:list-item>
              <text:list-item>
                <text:p><text:span text:style-name="T21">Separately: Long-term hosting &amp; bandwidth providers</text:span></text:p>
              </text:list-item>
            </text:list>
          </draw:text-box>
        </draw:frame>
        <presentation:notes draw:style-name="dp2">
          <office:forms form:automatic-focus="false" form:apply-design-mode="false"/>
          <draw:page-thumbnail draw:style-name="gr2" draw:layer="layout" svg:width="13.968cm" svg:height="10.476cm" svg:x="3.809cm" svg:y="2.121cm" draw:page-number="12" presentation:class="page"/>
          <draw:frame presentation:style-name="pr5" draw:text-style-name="P2" draw:layer="layout" svg:width="17.271cm" svg:height="12.572cm" svg:x="2.158cm" svg:y="13.27cm" presentation:class="notes">
            <draw:text-box>
              <text:p text:style-name="P2">Thank you to our sponsors! <text:s/>Note that the majority of sponsors are recurring and strong supporters of our work, both financially and technically, in terms of their donations of code or their employee's engineering time to many Apache projects.</text:p>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License</text:p>
          </draw:text-box>
        </draw:frame>
        <draw:frame presentation:style-name="pr11" draw:layer="layout" svg:width="25.199cm" svg:height="13.859cm" svg:x="1.4cm" svg:y="4.914cm" presentation:class="outline">
          <draw:text-box>
            <text:list text:style-name="L3">
              <text:list-item>
                <text:p>Apache projects use the Apache License 2.0</text:p>
              </text:list-item>
              <text:list-item>
                <text:p>Pragmatic and permissive</text:p>
                <text:list>
                  <text:list-item>
                    <text:p>Maximum freedom for users</text:p>
                  </text:list-item>
                </text:list>
              </text:list-item>
              <text:list-item>
                <text:p>Requires attribution “Give me credit”</text:p>
              </text:list-item>
              <text:list-item>
                <text:p>Includes patent grant</text:p>
              </text:list-item>
              <text:list-item>
                <text:p>Easily and frequently used by other groups</text:p>
              </text:list-item>
            </text:list>
          </draw:text-box>
        </draw:frame>
        <presentation:notes draw:style-name="dp2">
          <office:forms form:automatic-focus="false" form:apply-design-mode="false"/>
          <draw:page-thumbnail draw:style-name="gr2" draw:layer="layout" svg:width="13.968cm" svg:height="10.476cm" svg:x="3.809cm" svg:y="2.121cm" draw:page-number="13" presentation:class="page"/>
          <draw:frame presentation:style-name="pr5" draw:text-style-name="P2" draw:layer="layout" svg:width="17.271cm" svg:height="12.572cm" svg:x="2.158cm" svg:y="13.27cm" presentation:class="notes" presentation:user-transformed="true">
            <draw:text-box>
              <text:p text:style-name="P2">All Apache software should be useable under our license. <text:s/>This ensures maximum freedom for users.<text:line-break/>This also ensures that software released with our license is available to the public.</text:p>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Contributor License Agreements</text:p>
          </draw:text-box>
        </draw:frame>
        <draw:frame presentation:style-name="pr11" draw:layer="layout" svg:width="25.199cm" svg:height="13.859cm" svg:x="1.4cm" svg:y="4.914cm" presentation:class="outline" presentation:user-transformed="true">
          <draw:text-box>
            <text:list text:style-name="L3">
              <text:list-item>
                <text:p>AKA “ICLA” for Individuals – 4649 signed</text:p>
                <text:list>
                  <text:list-item>
                    <text:p>ICLA required to become committer</text:p>
                  </text:list-item>
                </text:list>
              </text:list-item>
              <text:list-item>
                <text:p>CCLA for Corporations – 318 signed</text:p>
              </text:list-item>
              <text:list-item>
                <text:p>Ensures that contributors have the right to contribute, and that ASF has right to license to the public under Apache license</text:p>
              </text:list-item>
              <text:list-item>
                <text:p><text:span text:style-name="T19">No</text:span> copyright assignments – only a license</text:p>
              </text:list-item>
            </text:list>
          </draw:text-box>
        </draw:frame>
        <presentation:notes draw:style-name="dp2">
          <office:forms form:automatic-focus="false" form:apply-design-mode="false"/>
          <draw:page-thumbnail draw:style-name="gr2" draw:layer="layout" svg:width="13.968cm" svg:height="10.476cm" svg:x="3.809cm" svg:y="2.121cm" draw:page-number="14" presentation:class="page"/>
          <draw:frame presentation:style-name="pr5" draw:text-style-name="P2" draw:layer="layout" svg:width="17.271cm" svg:height="12.572cm" svg:x="2.158cm" svg:y="13.27cm" presentation:class="notes">
            <draw:text-box>
              <text:p text:style-name="P2">Apache ensures clean IP by ensuring that all contributions to our projects are properly licensed to us under the Apache License – and thus are properly licensed to you under the Apache license.</text:p>
              <text:p text:style-name="P2">Corporations are welcomed and encouraged to provide a CCLA, although it is not required. <text:s/>ICLAs are required for becoming a committer. <text:s/>Per policy, we do not accept modified ICLAs or CCLAs, or software grants.</text:p>
              <text:p text:style-name="P2">Note that Apache has never asked for copyright assignment, and doesn't particularly want It. <text:s/>All we need is contributions clearly under our license, so it's free to use – by us or by you.</text:p>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How does it work?</text:p>
          </draw:text-box>
        </draw:frame>
        <draw:frame presentation:style-name="pr4" draw:layer="layout" svg:width="25.199cm" svg:height="13.859cm" svg:x="1.4cm" svg:y="4.914cm" presentation:class="outline" presentation:user-transformed="true">
          <draw:text-box>
            <text:list text:style-name="L3">
              <text:list-item>
                <text:p><text:span text:style-name="T8">Who am I: <text:s/>Introduction</text:span></text:p>
              </text:list-item>
              <text:list-item>
                <text:p><text:span text:style-name="T22">What is it: <text:s/>Apache Software Foundation</text:span></text:p>
              </text:list-item>
              <text:list-item>
                <text:p><text:span text:style-name="T9">How does it work: <text:s/>The Apache Way</text:span></text:p>
              </text:list-item>
              <text:list-item>
                <text:p><text:span text:style-name="T8">Who does the work: <text:s/>Apache projects</text:span></text:p>
              </text:list-item>
              <text:list-item>
                <text:p><text:span text:style-name="T8">Why Apache? </text:span></text:p>
                <text:list>
                  <text:list-item>
                    <text:p><text:span text:style-name="T10">Compare / Contrast open source groups</text:span></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15" presentation:class="page"/>
          <draw:frame presentation:style-name="pr5" draw:text-style-name="P2" draw:layer="layout" svg:width="17.271cm" svg:height="12.572cm" svg:x="2.158cm" svg:y="13.27cm" presentation:class="notes">
            <draw:text-box>
              <text:p text:style-name="P2">That's what the Foundation as a corporation itself is. <text:s/>Here is the how – <text:span text:style-name="T19">how</text:span> we require our projects to operate, so that they can remain independent and long-lived communities providing free software.</text:p>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The Apache Way</text:p>
          </draw:text-box>
        </draw:frame>
        <draw:frame presentation:style-name="pr11" draw:layer="layout" svg:width="25.199cm" svg:height="13.859cm" svg:x="1.4cm" svg:y="4.914cm" presentation:class="outline">
          <draw:text-box>
            <text:list text:style-name="L3">
              <text:list-item>
                <text:p>Meritocracy – those who do, decide</text:p>
              </text:list-item>
              <text:list-item>
                <text:p>Peer-based – participate as individuals</text:p>
              </text:list-item>
              <text:list-item>
                <text:p>Oversight – responsible and independent</text:p>
              </text:list-item>
              <text:list-item>
                <text:p>Decisions – made by consensus</text:p>
              </text:list-item>
              <text:list-item>
                <text:p>Collaboration – public and asynchronous</text:p>
              </text:list-item>
              <text:list-item>
                <text:p>Participation – by individuals</text:p>
              </text:list-item>
            </text:list>
          </draw:text-box>
        </draw:frame>
        <presentation:notes draw:style-name="dp2">
          <office:forms form:automatic-focus="false" form:apply-design-mode="false"/>
          <draw:page-thumbnail draw:style-name="gr2" draw:layer="layout" svg:width="13.968cm" svg:height="10.476cm" svg:x="3.809cm" svg:y="2.121cm" draw:page-number="16" presentation:class="page"/>
          <draw:frame presentation:style-name="pr5" draw:text-style-name="P2" draw:layer="layout" svg:width="17.271cm" svg:height="12.572cm" svg:x="2.158cm" svg:y="13.27cm" presentation:class="notes">
            <draw:text-box>
              <text:p text:style-name="P2">Some of these are rules for Apache projects; many are best practices. <text:s/>These are all techniques that a community-driven project can maintain independence, and promote longevity for the project.</text:p>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Way: Merit</text:p>
          </draw:text-box>
        </draw:frame>
        <draw:frame presentation:style-name="pr11" draw:layer="layout" svg:width="25.199cm" svg:height="13.859cm" svg:x="1.4cm" svg:y="4.914cm" presentation:class="outline">
          <draw:text-box>
            <text:list text:style-name="L3">
              <text:list-item>
                <text:p>Merit is based on actual accomplishments within a project</text:p>
              </text:list-item>
              <text:list-item>
                <text:p>Existing community measures value</text:p>
              </text:list-item>
              <text:list-item>
                <text:p>Merit never expires</text:p>
              </text:list-item>
              <text:list-item>
                <text:p>Merit is not transferable</text:p>
              </text:list-item>
            </text:list>
          </draw:text-box>
        </draw:frame>
        <presentation:notes draw:style-name="dp2">
          <office:forms form:automatic-focus="false" form:apply-design-mode="false"/>
          <draw:page-thumbnail draw:style-name="gr2" draw:layer="layout" svg:width="13.968cm" svg:height="10.476cm" svg:x="3.809cm" svg:y="2.121cm" draw:page-number="17" presentation:class="page"/>
          <draw:frame presentation:style-name="pr5" draw:text-style-name="P2" draw:layer="layout" svg:width="17.271cm" svg:height="12.572cm" svg:x="2.158cm" svg:y="13.27cm" presentation:class="notes">
            <draw:text-box>
              <text:p text:style-name="P2">There is very little technical hierarchy in Apache projects. <text:s/>Merit defines what you can do within a project community. <text:s/>Truly, those who do the work get to decide.</text:p>
              <text:p text:style-name="P2">Note that each community measures merit – for example, the merit to become a committer – differently.</text:p>
              <text:p text:style-name="P2">Similarly, Merit is not transferable between individuals. <text:s/>Just because you're a committer doesn't mean your coworker – or boss – gets any merit within the project. <text:s/>Each individual needs to prove themselves publicly to the whole project community.</text:p>
              <text:p text:style-name="P2">Merit applies to the membership as well: new members are selected for the merit they've shown on multiple Apache projects, or on organizational goals.</text:p>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Way: Peer-based</text:p>
          </draw:text-box>
        </draw:frame>
        <draw:frame presentation:style-name="pr11" draw:layer="layout" svg:width="25.199cm" svg:height="13.859cm" svg:x="1.4cm" svg:y="4.914cm" presentation:class="outline">
          <draw:text-box>
            <text:list text:style-name="L3">
              <text:list-item>
                <text:p>Peer-based communities</text:p>
              </text:list-item>
              <text:list-item>
                <text:p>Developers represent themselves</text:p>
              </text:list-item>
              <text:list-item>
                <text:p>All committer/PMC votes equal +/-1</text:p>
              </text:list-item>
              <text:list-item>
                <text:p>Healthy communities create healthy code</text:p>
              </text:list-item>
              <text:list-item>
                <text:p>Diverse communities survive</text:p>
              </text:list-item>
            </text:list>
          </draw:text-box>
        </draw:frame>
        <presentation:notes draw:style-name="dp2">
          <office:forms form:automatic-focus="false" form:apply-design-mode="false"/>
          <draw:page-thumbnail draw:style-name="gr2" draw:layer="layout" svg:width="13.968cm" svg:height="10.476cm" svg:x="3.809cm" svg:y="2.121cm" draw:page-number="18" presentation:class="page"/>
          <draw:frame presentation:style-name="pr5" draw:text-style-name="P2" draw:layer="layout" svg:width="17.271cm" svg:height="12.572cm" svg:x="2.158cm" svg:y="13.27cm" presentation:class="notes" presentation:user-transformed="true">
            <draw:text-box>
              <text:p text:style-name="P2">This is a critical factor in maintaining independent and long-lived communities. <text:s/>People are expected to serve as individuals – not as representatives of their company. <text:s/>This doesn't mean you can't work on the code your company wants to add – but you do need to work within the project itself to get the code accepted.</text:p>
              <text:p text:style-name="P2">Diversity is the key to longevity. <text:s/>Having a useful technical project that has contributors from multiple employers means that even if your company happens to change business direction, there is still enough of a community to continue the project goals.</text:p>
              <text:p text:style-name="P2">And when we say all votes are equal, that's all. <text:s/>PMC chairs, Apache directors or members, whoever – all get one vote on projects they've earned merit on.</text:p>
            </draw:text-box>
          </draw:frame>
        </presentation:notes>
      </draw:page>
      <draw:page draw:name="page19" draw:style-name="dp3" draw:master-page-name="Default" presentation:presentation-page-layout-name="AL2T1">
        <office:forms form:automatic-focus="false" form:apply-design-mode="false"/>
        <draw:frame presentation:style-name="pr7" draw:layer="layout" svg:width="25.199cm" svg:height="2.973cm" svg:x="1.4cm" svg:y="0.837cm" presentation:class="title">
          <draw:text-box>
            <text:p>Apache Way: Oversight</text:p>
          </draw:text-box>
        </draw:frame>
        <draw:frame presentation:style-name="pr4" draw:layer="layout" svg:width="25.199cm" svg:height="13.859cm" svg:x="1.4cm" svg:y="4.914cm" presentation:class="outline">
          <draw:text-box>
            <text:list text:style-name="L3">
              <text:list-item>
                <text:p>PMCs provide technical oversight of all project releases, new committers/PMC members</text:p>
                <text:list>
                  <text:list-item>
                    <text:p>Ensure clean IP in all Apache releases</text:p>
                  </text:list-item>
                </text:list>
              </text:list-item>
              <text:list-item>
                <text:p>Board provides organizational oversight of all Apache projects</text:p>
                <text:list>
                  <text:list-item>
                    <text:p>Ensure PMCs function independently</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19" presentation:class="page"/>
          <draw:frame presentation:style-name="pr5" draw:text-style-name="P2" draw:layer="layout" svg:width="17.271cm" svg:height="12.572cm" svg:x="2.158cm" svg:y="13.27cm" presentation:class="notes">
            <draw:text-box>
              <text:p text:style-name="P2">In terms of ensuring Apache projects may be freely used by all, PMCs have the most important role. <text:s/>PMCs are expected to ensure that all contributions to the project are properly licensed, and that all releases are tested and reviewed.</text:p>
              <text:p text:style-name="P2">PMCs are also expected to keep a diverse and healthy community; however in cases where PMC diversity or health have failed, the board is always reading their reports. <text:s/>In extreme cases – when a PMC cannot self-correct when it's issues are pointed out – the board will – and has – step in to make corrections.</text:p>
              <text:p text:style-name="P2">The board is a blunt instrument of last resort, but it does ensure independence from commercial influence for all Apache project communities.</text:p>
            </draw:text-box>
          </draw:frame>
        </presentation:notes>
      </draw:page>
      <draw:page draw:name="page20"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Way: Decisions</text:p>
          </draw:text-box>
        </draw:frame>
        <draw:frame presentation:style-name="pr11" draw:layer="layout" svg:width="25.199cm" svg:height="13.859cm" svg:x="1.4cm" svg:y="4.914cm" presentation:class="outline">
          <draw:text-box>
            <text:list text:style-name="L3">
              <text:list-item>
                <text:p>Decisions made by consensus, discussion</text:p>
                <text:list>
                  <text:list-item>
                    <text:p>If consensus is not obvious, <text:span text:style-name="T17">then</text:span> vote</text:p>
                  </text:list-item>
                </text:list>
              </text:list-item>
              <text:list-item>
                <text:p>Votes are by +1 / +-0 / -1</text:p>
              </text:list-item>
              <text:list-item>
                <text:p>All -1 or veto votes must have a <text:span text:style-name="T17">reason</text:span></text:p>
                <text:list>
                  <text:list-item>
                    <text:p><text:span text:style-name="T18">Releases may </text:span><text:span text:style-name="T17">not</text:span><text:span text:style-name="T18"> be vetoed</text:span></text:p>
                  </text:list-item>
                </text:list>
              </text:list-item>
              <text:list-item>
                <text:p>PMCs vote on <text:span text:style-name="T17">all</text:span> releases</text:p>
                <text:list>
                  <text:list-item>
                    <text:p>Committers vote on code changes</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20" presentation:class="page"/>
          <draw:frame presentation:style-name="pr5" draw:text-style-name="P2" draw:layer="layout" svg:width="17.271cm" svg:height="12.572cm" svg:x="2.158cm" svg:y="13.27cm" presentation:class="notes">
            <draw:text-box>
              <text:p text:style-name="P2">For all the talk we have of voting – Google got the +1 from us, by the way – votes in healthy communites should be rare. <text:s/>Discussion and consensus is the best way to move a project forward. <text:s/>Since the projects have technical goals, this can often be a simpler discussion: does the new code/feature/change make the product better or not?</text:p>
              <text:p text:style-name="P2">Vetoes should be rare; when they are made they must have a specific and defensible technical reason.</text:p>
              <text:p text:style-name="P2">Every Apache release must be voted +1 by at least three PMC members. <text:s/>This ensures that the source code released is done as an act of the project of the Foundation, and not as individuals. <text:s/>Releases may not be vetoed; if at least three PMC members vote +1, then we might as well let the public use the code!</text:p>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Way: Collaboration</text:p>
          </draw:text-box>
        </draw:frame>
        <draw:frame presentation:style-name="pr11" draw:layer="layout" svg:width="25.199cm" svg:height="14.293cm" svg:x="1.4cm" svg:y="4.914cm" presentation:class="outline" presentation:user-transformed="true">
          <draw:text-box>
            <text:list text:style-name="L3">
              <text:list-item>
                <text:p>“If it didn't happen on the mailing list, it didn't happen.”<text:tab/> <text:span text:style-name="T17">- Roy Fielding</text:span></text:p>
              </text:list-item>
              <text:list-item>
                <text:p>Any discussions F2F, IRC, wherever must be reported back to mailing list</text:p>
              </text:list-item>
              <text:list-item>
                <text:p>All decisions must be made on-list, and with a 72+ hour window for voting/discussion</text:p>
              </text:list-item>
              <text:list-item>
                <text:p>Lists are asynchronous and publicly archived</text:p>
              </text:list-item>
              <text:list-item>
                <text:p/>
              </text:list-item>
            </text:list>
          </draw:text-box>
        </draw:frame>
        <presentation:notes draw:style-name="dp2">
          <office:forms form:automatic-focus="false" form:apply-design-mode="false"/>
          <draw:page-thumbnail draw:style-name="gr2" draw:layer="layout" svg:width="13.968cm" svg:height="10.476cm" svg:x="3.809cm" svg:y="2.121cm" draw:page-number="21" presentation:class="page"/>
          <draw:frame presentation:style-name="pr5" draw:text-style-name="P2" draw:layer="layout" svg:width="17.271cm" svg:height="13.43cm" svg:x="2.158cm" svg:y="13.27cm" presentation:class="notes" presentation:user-transformed="true">
            <draw:text-box>
              <text:p>Collaboration must be public, open, archived, and timely. <text:s/>That is: timely, meaning plenty of time for a sufficient part of the community to have a chance to comment.</text:p>
              <text:p>These rules are not negotiable. <text:s/>While in some cases this may seem to slow the speed of progress, using lists and allowing time is critical to ensure the whole community can participate in decisions. <text:s/>72 hours is the minimum, it's often good to wait longer if there is a discussion ongoing. </text:p>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Way: Participation</text:p>
          </draw:text-box>
        </draw:frame>
        <draw:frame presentation:style-name="pr11" draw:layer="layout" svg:width="25.199cm" svg:height="13.859cm" svg:x="1.4cm" svg:y="4.914cm" presentation:class="outline" presentation:user-transformed="true">
          <draw:text-box>
            <text:list text:style-name="L3">
              <text:list-item>
                <text:p>Committers participate as individuals</text:p>
                <text:list>
                  <text:list-item>
                    <text:p>Expected to wear appropriate “hat”</text:p>
                  </text:list-item>
                </text:list>
              </text:list-item>
              <text:list-item>
                <text:p>Releases must have three +1 votes</text:p>
                <text:list>
                  <text:list-item>
                    <text:p>Ensures multiple and <text:span text:style-name="T23">independent</text:span> eyes</text:p>
                  </text:list-item>
                </text:list>
              </text:list-item>
              <text:list-item>
                <text:p>Corporations are never made committers, members, nor PMC members</text:p>
              </text:list-item>
            </text:list>
          </draw:text-box>
        </draw:frame>
        <presentation:notes draw:style-name="dp2">
          <office:forms form:automatic-focus="false" form:apply-design-mode="false"/>
          <draw:page-thumbnail draw:style-name="gr2" draw:layer="layout" svg:width="13.968cm" svg:height="10.476cm" svg:x="3.809cm" svg:y="2.121cm" draw:page-number="22" presentation:class="page"/>
          <draw:frame presentation:style-name="pr5" draw:text-style-name="P2" draw:layer="layout" svg:width="17.271cm" svg:height="12.572cm" svg:x="2.158cm" svg:y="13.27cm" presentation:class="notes" presentation:user-transformed="true">
            <draw:text-box>
              <text:p text:style-name="P2">Again, these guidelines ensure independence in our project governance and releases.</text:p>
              <text:p text:style-name="P2">“Hats” is a concept where people should explicitly state who they are representing at any particular time. <text:s/>PMC members should cast votes based on the merits within a project – while they may separately advocate for new ideas at the behest of their employer. <text:s/>It should be obvious to list readers who you are speaking on behalf of.</text:p>
              <text:p text:style-name="P2">Corporations or organizations are never given votes, made committers, members, or other positions at the ASF or at Apache projects. <text:s/>This ensures that all governance is by individuals – many of whom may be employed by various companies – but who also keep their Apache roles through job changes.</text:p>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Who does the work?</text:p>
          </draw:text-box>
        </draw:frame>
        <draw:frame presentation:style-name="pr4" draw:layer="layout" svg:width="25.199cm" svg:height="13.859cm" svg:x="1.4cm" svg:y="4.914cm" presentation:class="outline" presentation:user-transformed="true">
          <draw:text-box>
            <text:list text:style-name="L3">
              <text:list-item>
                <text:p><text:span text:style-name="T8">Who am I: <text:s/>Introduction</text:span></text:p>
              </text:list-item>
              <text:list-item>
                <text:p><text:span text:style-name="T22">What is it: <text:s/>Apache Software Foundation</text:span></text:p>
              </text:list-item>
              <text:list-item>
                <text:p><text:span text:style-name="T22">How does it work: <text:s/>The Apache Way</text:span></text:p>
              </text:list-item>
              <text:list-item>
                <text:p><text:span text:style-name="T9">Who does the work: <text:s/>Apache projects</text:span></text:p>
              </text:list-item>
              <text:list-item>
                <text:p><text:span text:style-name="T8">Why Apache? </text:span></text:p>
                <text:list>
                  <text:list-item>
                    <text:p><text:span text:style-name="T10">Compare / Contrast open source groups</text:span></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23" presentation:class="page"/>
          <draw:frame presentation:style-name="pr5" draw:text-style-name="P2" draw:layer="layout" svg:width="17.271cm" svg:height="12.572cm" svg:x="2.158cm" svg:y="13.27cm" presentation:class="notes">
            <draw:text-box>
              <text:p text:style-name="P2">For those wondering “but where's the code”, you're right – the Foundation itself doesn't really do much interesting to the outside world, other than providing a stable home. <text:s/>It's the Apache projects that do the work!</text:p>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text:p>
          </draw:text-box>
        </draw:frame>
        <draw:frame presentation:style-name="pr11" draw:layer="layout" svg:width="25.199cm" svg:height="13.859cm" svg:x="1.4cm" svg:y="4.914cm" presentation:class="outline" presentation:user-transformed="true">
          <draw:text-box>
            <text:list text:style-name="L3">
              <text:list-item>
                <text:p>Over 100 code-producing community driven projects</text:p>
                <text:list>
                  <text:list-item>
                    <text:p>50+ Podlings in Incubation</text:p>
                  </text:list-item>
                </text:list>
              </text:list-item>
              <text:list-item>
                <text:p><text:span text:style-name="T10">“</text:span><text:span text:style-name="T10">Apache Projects include millions of lines of code overseen by an all-volunteer community across six continents. Apache technologies power more than half the Internet, petabytes of data, teraflops of operations, billions of objects, and enhance the lives of countless users and developers.”</text:span></text:p>
              </text:list-item>
            </text:list>
          </draw:text-box>
        </draw:frame>
        <presentation:notes draw:style-name="dp2">
          <office:forms form:automatic-focus="false" form:apply-design-mode="false"/>
          <draw:page-thumbnail draw:style-name="gr2" draw:layer="layout" svg:width="13.968cm" svg:height="10.476cm" svg:x="3.809cm" svg:y="2.121cm" draw:page-number="24" presentation:class="page"/>
          <draw:frame presentation:style-name="pr5" draw:text-style-name="P2" draw:layer="layout" svg:width="17.271cm" svg:height="12.572cm" svg:x="2.158cm" svg:y="13.27cm" presentation:class="notes">
            <draw:text-box>
              <text:p text:style-name="P2">This is a great quote from today's press release by the ASF.</text:p>
              <text:p text:style-name="P2">We also have about a dozen past projects, and a number of other, non-code projects to assist with operations.</text:p>
              <text:p text:style-name="P2">Conferences committee, Community Development, and others are tasked to manage various operations like events and educating new contributors (Legal, Brand Management, Fundraising, and Marketing &amp; Publicity are all officers, not PMCs)</text:p>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 Incubator</text:p>
          </draw:text-box>
        </draw:frame>
        <draw:frame presentation:style-name="pr11" draw:layer="layout" svg:width="25.199cm" svg:height="16.24cm" svg:x="1.4cm" svg:y="4.914cm" presentation:class="outline" presentation:user-transformed="true">
          <draw:text-box>
            <text:list text:style-name="L3">
              <text:list-item>
                <text:p>New project proposals are made to the Apache Incubator PMC</text:p>
                <text:list>
                  <text:list-item>
                    <text:p>PMC votes to accept on community merits</text:p>
                  </text:list-item>
                </text:list>
              </text:list-item>
              <text:list-item>
                <text:p>Incubation process ensures podling community understands Apache Way</text:p>
                <text:list>
                  <text:list-item>
                    <text:p>No technical direction required by incubation</text:p>
                  </text:list-item>
                </text:list>
              </text:list-item>
              <text:list-item>
                <text:p text:style-name="P11">PMC votes to graduate podlings to TLPs </text:p>
              </text:list-item>
            </text:list>
            <text:p text:style-name="P11"><text:tab/><text:tab/><text:tab/><text:tab/><text:tab/><text:tab/><text:tab/>(Top Level Projects)</text:p>
            <text:list text:continue-numbering="true" text:style-name="L3">
              <text:list-header>
                <text:p/>
              </text:list-header>
            </text:list>
          </draw:text-box>
        </draw:frame>
        <presentation:notes draw:style-name="dp2">
          <office:forms form:automatic-focus="false" form:apply-design-mode="false"/>
          <draw:page-thumbnail draw:style-name="gr2" draw:layer="layout" svg:width="13.968cm" svg:height="10.476cm" svg:x="3.809cm" svg:y="2.121cm" draw:page-number="25" presentation:class="page"/>
          <draw:frame presentation:style-name="pr5" draw:text-style-name="P3" draw:layer="layout" svg:width="17.271cm" svg:height="12.572cm" svg:x="2.158cm" svg:y="13.27cm" presentation:class="notes">
            <draw:text-box>
              <text:p text:style-name="P3">Note that the Incubator operates as a PMC; that is it reports to the board on it's operations of mentoring and growing these new podling communities into Apache projects.</text:p>
              <text:p text:style-name="P3">Not all projects succeed. <text:s/>Failure is determined by community metrics – not technology choices. <text:s/>Note that failing to create an actual release can be a failure – code that can't be put together easily by end users is a requirement.</text:p>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 Attic</text:p>
          </draw:text-box>
        </draw:frame>
        <draw:frame presentation:style-name="pr11" draw:layer="layout" svg:width="25.199cm" svg:height="13.859cm" svg:x="1.4cm" svg:y="4.914cm" presentation:class="outline">
          <draw:text-box>
            <text:list text:style-name="L3">
              <text:list-item>
                <text:p>Projects that cannot reliably report and/or find three +1 PMC votes to create releases</text:p>
              </text:list-item>
              <text:list-item>
                <text:p>When community lacks participation or diversity – not for technical reasons</text:p>
              </text:list-item>
              <text:list-item>
                <text:p>Board votes to “box up” the project and place in the Attic</text:p>
              </text:list-item>
              <text:list-item>
                <text:p>All resources are read-only for posterity</text:p>
              </text:list-item>
            </text:list>
          </draw:text-box>
        </draw:frame>
        <presentation:notes draw:style-name="dp2">
          <office:forms form:automatic-focus="false" form:apply-design-mode="false"/>
          <draw:page-thumbnail draw:style-name="gr2" draw:layer="layout" svg:width="13.968cm" svg:height="10.476cm" svg:x="3.809cm" svg:y="2.121cm" draw:page-number="26" presentation:class="page"/>
          <draw:frame presentation:style-name="pr5" draw:text-style-name="P2" draw:layer="layout" svg:width="17.271cm" svg:height="12.572cm" svg:x="2.158cm" svg:y="13.27cm" presentation:class="notes" presentation:user-transformed="true">
            <draw:text-box>
              <text:p>Any boxed up projects in the attic would be happy to have a new, fresh community come take them out. <text:s/>People are free to always fork the code. <text:s/>New communities – if they should appear – would likely go through the incubator to show they have sufficient diversity.</text:p>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 Technology</text:p>
          </draw:text-box>
        </draw:frame>
        <draw:frame presentation:style-name="pr11" draw:layer="layout" svg:width="25.199cm" svg:height="13.859cm" svg:x="1.4cm" svg:y="4.914cm" presentation:class="outline">
          <draw:text-box>
            <text:list text:style-name="L3">
              <text:list-item>
                <text:p>Apache projects provide leading technology:</text:p>
                <text:list>
                  <text:list-item>
                    <text:p>Webservers, Java tools &amp; stacks, search, cloud, big data, <text:s/>build tools, CMS/web framework, databases, OSGi containers, graphics, foobles...</text:p>
                  </text:list-item>
                  <text:list-item>
                    <text:p>And end user Office suites!</text:p>
                  </text:list-item>
                </text:list>
              </text:list-item>
              <text:list-item>
                <text:p>“Competing” project technology is OK</text:p>
                <text:list>
                  <text:list-item>
                    <text:p>If an active <text:span text:style-name="T19">community</text:span> following the Apache Way wants to join, great!</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27" presentation:class="page"/>
          <draw:frame presentation:style-name="pr5" draw:text-style-name="P2" draw:layer="layout" svg:width="17.271cm" svg:height="12.572cm" svg:x="2.158cm" svg:y="13.27cm" presentation:class="notes" presentation:user-transformed="true">
            <draw:text-box>
              <text:p text:style-name="P2">Apache does not have technical goals for it's projects, other than providing open source code for the public good. <text:s/>The Foundation exists to serve as a stable home for like-minded communities.</text:p>
              <text:p text:style-name="P2">Congratulations to the Apache OpenOffice podling on having it's 3.4 release of the previous OpenOffice.org code!</text:p>
            </draw:text-box>
          </draw:frame>
        </presentation:notes>
      </draw:page>
      <draw:page draw:name="page28"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 Development</text:p>
          </draw:text-box>
        </draw:frame>
        <draw:frame presentation:style-name="pr11" draw:layer="layout" svg:width="25.199cm" svg:height="13.859cm" svg:x="1.4cm" svg:y="4.914cm" presentation:class="outline">
          <draw:text-box>
            <text:list text:style-name="L3">
              <text:list-item>
                <text:p>Apache <text:span text:style-name="T19">never</text:span> pays for development</text:p>
              </text:list-item>
              <text:list-item>
                <text:p>Some committers/PMC members are corporate sponsored; some are not</text:p>
                <text:list>
                  <text:list-item>
                    <text:p>Consultants, authors, students, researchers</text:p>
                  </text:list-item>
                </text:list>
              </text:list-item>
              <text:list-item>
                <text:p>Each Apache project is an independent community of committers and users</text:p>
              </text:list-item>
            </text:list>
          </draw:text-box>
        </draw:frame>
        <presentation:notes draw:style-name="dp2">
          <office:forms form:automatic-focus="false" form:apply-design-mode="false"/>
          <draw:page-thumbnail draw:style-name="gr2" draw:layer="layout" svg:width="13.968cm" svg:height="10.476cm" svg:x="3.809cm" svg:y="2.121cm" draw:page-number="28" presentation:class="page"/>
          <draw:frame presentation:style-name="pr5" draw:text-style-name="P2" draw:layer="layout" svg:width="17.271cm" svg:height="12.572cm" svg:x="2.158cm" svg:y="13.27cm" presentation:class="notes" presentation:user-transformed="true">
            <draw:text-box>
              <text:p>Apache does not pay for development on it's projects. <text:s/>If there isn't an interested community of people in the world already interested in coding a project then... it must not be an interesting project yet.</text:p>
              <text:p>Each Apache project is truly independent. <text:s/>While many share community members and norms / behaviors, some are very different, and social expectations may be different across projects.</text:p>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text:p>
          </draw:text-box>
        </draw:frame>
        <draw:frame presentation:style-name="pr11" draw:layer="layout" svg:width="25.199cm" svg:height="13.859cm" svg:x="1.4cm" svg:y="4.914cm" presentation:class="outline">
          <draw:text-box>
            <text:list text:style-name="L3">
              <text:list-item>
                <text:p>Diverse communities provide independence</text:p>
              </text:list-item>
              <text:list-item>
                <text:p>Planning activities happen on-list</text:p>
              </text:list-item>
              <text:list-item>
                <text:p>“Powerplant” checkins are counter-productive</text:p>
              </text:list-item>
            </text:list>
          </draw:text-box>
        </draw:frame>
        <presentation:notes draw:style-name="dp2">
          <office:forms form:automatic-focus="false" form:apply-design-mode="false"/>
          <draw:page-thumbnail draw:style-name="gr2" draw:layer="layout" svg:width="13.968cm" svg:height="10.476cm" svg:x="3.809cm" svg:y="2.121cm" draw:page-number="29" presentation:class="page"/>
          <draw:frame presentation:style-name="pr5" draw:text-style-name="P2" draw:layer="layout" svg:width="17.271cm" svg:height="12.572cm" svg:x="2.158cm" svg:y="13.27cm" presentation:class="notes">
            <draw:text-box>
              <text:p text:style-name="P2">This last bullet is critical for any development managers out there. <text:s/>“powerplanting”, or building a complete great new feature and then shoving it into a project is not a best practice. <text:s/>This bypasses the community, and often leads to resentment. <text:s/>Besides, who's to say if the community had had a chance to comment, that they wouldn't have come up with a better feature?</text:p>
              <text:p text:style-name="P2">Large engineering teams take note: make sure you're doing your techincal planning and discussions <text:span text:style-name="T19">on the list</text:span>. <text:s/>This allows the community to participate. <text:s/>IT also allows your other fellow employees – who are not yet committers – to show their individual merit to the community.</text:p>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Projects: Join Now!</text:p>
          </draw:text-box>
        </draw:frame>
        <draw:frame presentation:style-name="pr11" draw:layer="layout" svg:width="25.199cm" svg:height="13.859cm" svg:x="1.4cm" svg:y="4.914cm" presentation:class="outline">
          <draw:text-box>
            <text:list text:style-name="L3">
              <text:list-item>
                <text:p>To join a project, subscribe to the mailing list</text:p>
              </text:list-item>
              <text:list-item>
                <text:p>All productive input is appreciated</text:p>
              </text:list-item>
              <text:list-item>
                <text:p>PMC members nominate and vote new committers periodically</text:p>
              </text:list-item>
              <text:list-item>
                <text:p>Every project has different expectations</text:p>
              </text:list-item>
              <text:list-item>
                <text:p>Many ways to contribute: patches, bugs, documentation, training, graphics,...</text:p>
              </text:list-item>
            </text:list>
          </draw:text-box>
        </draw:frame>
        <presentation:notes draw:style-name="dp2">
          <office:forms form:automatic-focus="false" form:apply-design-mode="false"/>
          <draw:page-thumbnail draw:style-name="gr2" draw:layer="layout" svg:width="13.968cm" svg:height="10.476cm" svg:x="3.809cm" svg:y="2.121cm" draw:page-number="30" presentation:class="page"/>
          <draw:frame presentation:style-name="pr5" draw:text-style-name="P2" draw:layer="layout" svg:width="17.271cm" svg:height="12.572cm" svg:x="2.158cm" svg:y="13.27cm" presentation:class="notes">
            <draw:text-box>
              <text:p text:style-name="P2">Contributing to a project really is that easy: just join the list, and make your suggestion. <text:s/>Patches and well written bugs are especially appreciated in most projects, and are a simple way to show your merit and interest in the project.</text:p>
            </draw:text-box>
          </draw:frame>
        </presentation:notes>
      </draw:page>
      <draw:page draw:name="page31" draw:style-name="dp3" draw:master-page-name="Default" presentation:presentation-page-layout-name="AL2T1">
        <office:forms form:automatic-focus="false" form:apply-design-mode="false"/>
        <draw:frame presentation:style-name="pr7" draw:layer="layout" svg:width="25.199cm" svg:height="2.973cm" svg:x="1.4cm" svg:y="0.837cm" presentation:class="title">
          <draw:text-box>
            <text:p>Don't Feed The Trolls</text:p>
          </draw:text-box>
        </draw:frame>
        <draw:frame presentation:style-name="pr4" draw:layer="layout" svg:width="25.199cm" svg:height="13.859cm" svg:x="1.4cm" svg:y="4.914cm" presentation:class="outline">
          <draw:text-box>
            <text:list text:style-name="L3">
              <text:list-item>
                <text:p>All-inclusive public discussions and archives sometimes bring out the worst in people</text:p>
                <text:list>
                  <text:list-item>
                    <text:p>Don't let them derail community</text:p>
                  </text:list-item>
                </text:list>
              </text:list-item>
              <text:list-item>
                <text:p>“How Open Source Projects Survive Poisonous People (And You Can Too)”</text:p>
                <text:list>
                  <text:list-item>
                    <text:p><text:span text:style-name="T17">Ben Collins-Sussman &amp; Brian Fitzpatrick</text:span></text:p>
                  </text:list-item>
                </text:list>
              </text:list-item>
            </text:list>
            <text:p><text:span text:style-name="T24"><text:s text:c="11"/></text:span><text:span text:style-name="T25"><text:s/></text:span><text:span text:style-name="T25">http://s.apache.org/DontFeedTheTrolls</text:span></text:p>
          </draw:text-box>
        </draw:frame>
        <presentation:notes draw:style-name="dp2">
          <office:forms form:automatic-focus="false" form:apply-design-mode="false"/>
          <draw:page-thumbnail draw:style-name="gr2" draw:layer="layout" svg:width="13.968cm" svg:height="10.476cm" svg:x="3.809cm" svg:y="2.121cm" draw:page-number="31" presentation:class="page"/>
          <draw:frame presentation:style-name="pr5" draw:text-style-name="P2" draw:layer="layout" svg:width="17.271cm" svg:height="12.572cm" svg:x="2.158cm" svg:y="13.27cm" presentation:class="notes">
            <draw:text-box>
              <text:p text:style-name="P2">This is a talk that is worth every community member's time to see once. <text:s/>A key point is: the most valuable things in an open source community are attention and focus. <text:s/>Don't let those be derailed by trolls.</text:p>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Why Apache?</text:p>
          </draw:text-box>
        </draw:frame>
        <draw:frame presentation:style-name="pr4" draw:layer="layout" svg:width="25.199cm" svg:height="13.859cm" svg:x="1.4cm" svg:y="4.914cm" presentation:class="outline" presentation:user-transformed="true">
          <draw:text-box>
            <text:list text:style-name="L3">
              <text:list-item>
                <text:p><text:span text:style-name="T8">Who am I: <text:s/>Introduction</text:span></text:p>
              </text:list-item>
              <text:list-item>
                <text:p><text:span text:style-name="T22">What is it: <text:s/>Apache Software Foundation</text:span></text:p>
              </text:list-item>
              <text:list-item>
                <text:p><text:span text:style-name="T22">How does it work: <text:s/>The Apache Way</text:span></text:p>
              </text:list-item>
              <text:list-item>
                <text:p><text:span text:style-name="T8">Who does the work: <text:s/>Apache projects</text:span></text:p>
              </text:list-item>
              <text:list-item>
                <text:p><text:span text:style-name="T9">Why Apache? </text:span></text:p>
                <text:list>
                  <text:list-item>
                    <text:p>Compare / Contrast open source groups</text:p>
                  </text:list-item>
                </text:list>
              </text:list-item>
            </text:list>
          </draw:text-box>
        </draw:frame>
        <presentation:notes draw:style-name="dp2">
          <office:forms form:automatic-focus="false" form:apply-design-mode="false"/>
          <draw:page-thumbnail draw:style-name="gr2" draw:layer="layout" svg:width="13.968cm" svg:height="10.476cm" svg:x="3.809cm" svg:y="2.121cm" draw:page-number="32" presentation:class="page"/>
          <draw:frame presentation:style-name="pr5" draw:text-style-name="P2" draw:layer="layout" svg:width="17.271cm" svg:height="12.572cm" svg:x="2.158cm" svg:y="13.27cm" presentation:class="notes" presentation:placeholder="true">
            <draw:text-box/>
          </draw:frame>
        </presentation:notes>
      </draw:page>
      <draw:page draw:name="page33" draw:style-name="dp3" draw:master-page-name="Default" presentation:presentation-page-layout-name="AL3T3">
        <office:forms form:automatic-focus="false" form:apply-design-mode="false"/>
        <draw:frame presentation:style-name="pr3" draw:layer="layout" svg:width="25.199cm" svg:height="2.973cm" svg:x="1.4cm" svg:y="0.837cm" presentation:class="title">
          <draw:text-box>
            <text:p>Apache and Eclipse</text:p>
          </draw:text-box>
        </draw:frame>
        <draw:frame presentation:style-name="pr11" draw:layer="layout" svg:width="12.296cm" svg:height="13.859cm" svg:x="1.4cm" svg:y="4.914cm" presentation:class="outline" presentation:user-transformed="true">
          <draw:text-box>
            <text:list text:style-name="L3">
              <text:list-header>
                <text:p>Apache:</text:p>
              </text:list-header>
              <text:list-item>
                <text:p>Multiple projects</text:p>
              </text:list-item>
              <text:list-item>
                <text:p>Permissive license</text:p>
              </text:list-item>
              <text:list-item>
                <text:p>Individual members</text:p>
              </text:list-item>
              <text:list-item>
                <text:p>Free to participate</text:p>
              </text:list-item>
            </text:list>
          </draw:text-box>
        </draw:frame>
        <draw:frame presentation:style-name="pr4" draw:layer="layout" svg:width="12.296cm" svg:height="13.859cm" svg:x="14.311cm" svg:y="4.914cm" presentation:class="outline">
          <draw:text-box>
            <text:list text:style-name="L7">
              <text:list-item>
                <text:p>Eclipse:</text:p>
              </text:list-item>
            </text:list>
            <text:list text:style-name="L3">
              <text:list-item>
                <text:p>Multiple projects</text:p>
              </text:list-item>
              <text:list-item>
                <text:p>Semi-copyleft license</text:p>
              </text:list-item>
              <text:list-item>
                <text:p>Corporate backing</text:p>
              </text:list-item>
              <text:list-item>
                <text:p>Membership dues</text:p>
              </text:list-item>
            </text:list>
          </draw:text-box>
        </draw:frame>
        <draw:frame draw:style-name="gr11" draw:layer="layout" svg:width="17.526cm" svg:height="3.134cm" svg:x="9.144cm" svg:y="16.17cm">
          <draw:text-box>
            <text:p><text:span text:style-name="T21">One key difference:</text:span></text:p>
            <text:p><text:span text:style-name="T21">Eclipse governance &amp; board includes Strategic Developers &amp; Consumers – corporations.</text:span></text:p>
          </draw:text-box>
        </draw:frame>
        <presentation:notes draw:style-name="dp2">
          <office:forms form:automatic-focus="false" form:apply-design-mode="false"/>
          <draw:page-thumbnail draw:style-name="gr2" draw:layer="layout" svg:width="13.968cm" svg:height="10.476cm" svg:x="3.809cm" svg:y="2.121cm" draw:page-number="33" presentation:class="page"/>
          <draw:frame presentation:style-name="pr5" draw:text-style-name="P2" draw:layer="layout" svg:width="17.271cm" svg:height="12.572cm" svg:x="2.158cm" svg:y="13.27cm" presentation:class="notes" presentation:placeholder="true">
            <draw:text-box/>
          </draw:frame>
        </presentation:notes>
      </draw:page>
      <draw:page draw:name="page34" draw:style-name="dp3" draw:master-page-name="Default" presentation:presentation-page-layout-name="AL3T3">
        <office:forms form:automatic-focus="false" form:apply-design-mode="false"/>
        <draw:frame presentation:style-name="pr3" draw:layer="layout" svg:width="25.199cm" svg:height="2.973cm" svg:x="1.4cm" svg:y="0.837cm" presentation:class="title">
          <draw:text-box>
            <text:p>Apache and Outercurve</text:p>
          </draw:text-box>
        </draw:frame>
        <draw:frame presentation:style-name="pr11" draw:layer="layout" svg:width="12.296cm" svg:height="13.859cm" svg:x="1.4cm" svg:y="4.914cm" presentation:class="outline" presentation:user-transformed="true">
          <draw:text-box>
            <text:list text:style-name="L3">
              <text:list-header>
                <text:p>Apache:</text:p>
              </text:list-header>
              <text:list-item>
                <text:p>Multiple projects</text:p>
              </text:list-item>
              <text:list-item>
                <text:p>Permissive license</text:p>
              </text:list-item>
              <text:list-item>
                <text:p>Individual members</text:p>
              </text:list-item>
              <text:list-item>
                <text:p>Board oversight</text:p>
              </text:list-item>
            </text:list>
          </draw:text-box>
        </draw:frame>
        <draw:frame presentation:style-name="pr4" draw:layer="layout" svg:width="12.911cm" svg:height="13.859cm" svg:x="13.696cm" svg:y="4.914cm" presentation:class="outline" presentation:user-transformed="true">
          <draw:text-box>
            <text:list text:style-name="L7">
              <text:list-item>
                <text:p>Outercurve/CodePlex:</text:p>
              </text:list-item>
            </text:list>
            <text:list text:style-name="L3">
              <text:list-item>
                <text:p>Multiple projects</text:p>
              </text:list-item>
              <text:list-item>
                <text:p>Various licenses</text:p>
              </text:list-item>
              <text:list-item>
                <text:p>Corporate backing</text:p>
              </text:list-item>
              <text:list-item>
                <text:p>Individual governance</text:p>
              </text:list-item>
            </text:list>
          </draw:text-box>
        </draw:frame>
        <draw:frame draw:style-name="gr11" draw:text-style-name="P12" draw:layer="layout" svg:width="17.526cm" svg:height="4.095cm" svg:x="9.144cm" svg:y="16.17cm">
          <draw:text-box>
            <text:p><text:span text:style-name="T21">One key difference:</text:span></text:p>
            <text:p><text:span text:style-name="T21">Microsoft backing, and each project provides own style and set of governance.</text:span></text:p>
            <text:p><text:span text:style-name="T21"/></text:p>
          </draw:text-box>
        </draw:frame>
        <presentation:notes draw:style-name="dp2">
          <office:forms form:automatic-focus="false" form:apply-design-mode="false"/>
          <draw:page-thumbnail draw:style-name="gr2" draw:layer="layout" svg:width="13.968cm" svg:height="10.476cm" svg:x="3.809cm" svg:y="2.121cm" draw:page-number="34" presentation:class="page"/>
          <draw:frame presentation:style-name="pr5" draw:text-style-name="P2" draw:layer="layout" svg:width="17.271cm" svg:height="12.572cm" svg:x="2.158cm" svg:y="13.27cm" presentation:class="notes">
            <draw:text-box>
              <text:p text:style-name="P2">Projects in outercurve supply their own governance, so the oversight – and ensured independence – of Apache is not there.</text:p>
            </draw:text-box>
          </draw:frame>
        </presentation:notes>
      </draw:page>
      <draw:page draw:name="page35" draw:style-name="dp3" draw:master-page-name="Default" presentation:presentation-page-layout-name="AL3T3">
        <office:forms form:automatic-focus="false" form:apply-design-mode="false"/>
        <draw:frame presentation:style-name="pr3" draw:layer="layout" svg:width="25.199cm" svg:height="2.973cm" svg:x="1.4cm" svg:y="0.837cm" presentation:class="title">
          <draw:text-box>
            <text:p>Apache and Python</text:p>
          </draw:text-box>
        </draw:frame>
        <draw:frame presentation:style-name="pr11" draw:layer="layout" svg:width="12.296cm" svg:height="13.859cm" svg:x="1.4cm" svg:y="4.914cm" presentation:class="outline" presentation:user-transformed="true">
          <draw:text-box>
            <text:list text:style-name="L3">
              <text:list-header>
                <text:p>Apache:</text:p>
              </text:list-header>
              <text:list-item>
                <text:p>Multiple projects</text:p>
              </text:list-item>
              <text:list-item>
                <text:p>Permissive license</text:p>
              </text:list-item>
              <text:list-item>
                <text:p>Individual members</text:p>
              </text:list-item>
              <text:list-item>
                <text:p>Independent board</text:p>
              </text:list-item>
            </text:list>
          </draw:text-box>
        </draw:frame>
        <draw:frame presentation:style-name="pr4" draw:layer="layout" svg:width="12.296cm" svg:height="13.859cm" svg:x="14.311cm" svg:y="4.914cm" presentation:class="outline">
          <draw:text-box>
            <text:list text:style-name="L7">
              <text:list-item>
                <text:p>Python:</text:p>
              </text:list-item>
            </text:list>
            <text:list text:style-name="L3">
              <text:list-item>
                <text:p>Single project</text:p>
              </text:list-item>
              <text:list-item>
                <text:p>Permissive license</text:p>
              </text:list-item>
              <text:list-item>
                <text:p>Individual members</text:p>
              </text:list-item>
              <text:list-item>
                <text:p>Guido as BDFL</text:p>
              </text:list-item>
            </text:list>
          </draw:text-box>
        </draw:frame>
        <draw:frame draw:style-name="gr11" draw:text-style-name="P12" draw:layer="layout" svg:width="17.526cm" svg:height="3.134cm" svg:x="9.144cm" svg:y="16.17cm">
          <draw:text-box>
            <text:p><text:span text:style-name="T21">One key difference:</text:span></text:p>
            <text:p><text:span text:style-name="T21">Python focuses on just the programming language.</text:span></text:p>
            <text:p><text:span text:style-name="T21"/></text:p>
          </draw:text-box>
        </draw:frame>
        <presentation:notes draw:style-name="dp2">
          <office:forms form:automatic-focus="false" form:apply-design-mode="false"/>
          <draw:page-thumbnail draw:style-name="gr2" draw:layer="layout" svg:width="13.968cm" svg:height="10.476cm" svg:x="3.809cm" svg:y="2.121cm" draw:page-number="35" presentation:class="page"/>
          <draw:frame presentation:style-name="pr5" draw:text-style-name="P2" draw:layer="layout" svg:width="17.271cm" svg:height="12.572cm" svg:x="2.158cm" svg:y="13.27cm" presentation:class="notes" presentation:placeholder="true">
            <draw:text-box/>
          </draw:frame>
        </presentation:notes>
      </draw:page>
      <draw:page draw:name="page36" draw:style-name="dp3" draw:master-page-name="Default" presentation:presentation-page-layout-name="AL3T3">
        <office:forms form:automatic-focus="false" form:apply-design-mode="false"/>
        <draw:frame presentation:style-name="pr3" draw:layer="layout" svg:width="25.199cm" svg:height="2.973cm" svg:x="1.4cm" svg:y="0.837cm" presentation:class="title">
          <draw:text-box>
            <text:p>Apache and FSF / GNU </text:p>
          </draw:text-box>
        </draw:frame>
        <draw:frame presentation:style-name="pr11" draw:layer="layout" svg:width="12.296cm" svg:height="13.859cm" svg:x="1.4cm" svg:y="4.914cm" presentation:class="outline" presentation:user-transformed="true">
          <draw:text-box>
            <text:list text:style-name="L3">
              <text:list-header>
                <text:p>Apache:</text:p>
              </text:list-header>
              <text:list-item>
                <text:p>Multiple projects</text:p>
              </text:list-item>
              <text:list-item>
                <text:p>Permissive license</text:p>
              </text:list-item>
              <text:list-item>
                <text:p>License contribution</text:p>
              </text:list-item>
              <text:list-item>
                <text:p>Individual members</text:p>
              </text:list-item>
            </text:list>
          </draw:text-box>
        </draw:frame>
        <draw:frame presentation:style-name="pr4" draw:layer="layout" svg:width="12.296cm" svg:height="13.859cm" svg:x="14.311cm" svg:y="4.914cm" presentation:class="outline">
          <draw:text-box>
            <text:list text:style-name="L7">
              <text:list-item>
                <text:p>FSF / GNU:</text:p>
              </text:list-item>
            </text:list>
            <text:list text:style-name="L3">
              <text:list-item>
                <text:p>Multiple projects</text:p>
              </text:list-item>
              <text:list-item>
                <text:p>Copyleft license</text:p>
              </text:list-item>
              <text:list-item>
                <text:p>Holds copyright</text:p>
              </text:list-item>
              <text:list-item>
                <text:p>Corporate staff</text:p>
              </text:list-item>
            </text:list>
          </draw:text-box>
        </draw:frame>
        <draw:frame draw:style-name="gr11" draw:text-style-name="P12" draw:layer="layout" svg:width="17.526cm" svg:height="3.134cm" svg:x="9.144cm" svg:y="16.17cm">
          <draw:text-box>
            <text:p><text:span text:style-name="T21">One key difference:</text:span></text:p>
            <text:p><text:span text:style-name="T21">FSF advocates software freedom as ideology.</text:span></text:p>
            <text:p><text:span text:style-name="T21"/></text:p>
          </draw:text-box>
        </draw:frame>
        <presentation:notes draw:style-name="dp2">
          <office:forms form:automatic-focus="false" form:apply-design-mode="false"/>
          <draw:page-thumbnail draw:style-name="gr2" draw:layer="layout" svg:width="13.968cm" svg:height="10.476cm" svg:x="3.809cm" svg:y="2.121cm" draw:page-number="36" presentation:class="page"/>
          <draw:frame presentation:style-name="pr5" draw:text-style-name="P2" draw:layer="layout" svg:width="17.271cm" svg:height="12.572cm" svg:x="2.158cm" svg:y="13.27cm" presentation:class="notes" presentation:placeholder="true">
            <draw:text-box/>
          </draw:frame>
        </presentation:notes>
      </draw:page>
      <draw:page draw:name="page37" draw:style-name="dp3" draw:master-page-name="Default" presentation:presentation-page-layout-name="AL3T3">
        <office:forms form:automatic-focus="false" form:apply-design-mode="false"/>
        <draw:frame presentation:style-name="pr3" draw:layer="layout" svg:width="25.199cm" svg:height="2.973cm" svg:x="1.4cm" svg:y="0.837cm" presentation:class="title">
          <draw:text-box>
            <text:p>Apache and Mozilla</text:p>
          </draw:text-box>
        </draw:frame>
        <draw:frame presentation:style-name="pr11" draw:layer="layout" svg:width="12.296cm" svg:height="13.859cm" svg:x="1.4cm" svg:y="4.914cm" presentation:class="outline" presentation:user-transformed="true">
          <draw:text-box>
            <text:list text:style-name="L3">
              <text:list-header>
                <text:p>Apache:</text:p>
              </text:list-header>
              <text:list-item>
                <text:p>Multiple projects</text:p>
              </text:list-item>
              <text:list-item>
                <text:p>Permissive license</text:p>
              </text:list-item>
              <text:list-item>
                <text:p>Individual members</text:p>
              </text:list-item>
              <text:list-item>
                <text:p>No specific technical focus</text:p>
              </text:list-item>
            </text:list>
          </draw:text-box>
        </draw:frame>
        <draw:frame presentation:style-name="pr4" draw:layer="layout" svg:width="12.296cm" svg:height="13.859cm" svg:x="14.311cm" svg:y="4.914cm" presentation:class="outline">
          <draw:text-box>
            <text:list text:style-name="L7">
              <text:list-item>
                <text:p>Mozilla:</text:p>
              </text:list-item>
            </text:list>
            <text:list text:style-name="L3">
              <text:list-item>
                <text:p>Multiple projects</text:p>
              </text:list-item>
              <text:list-item>
                <text:p>Semi-copyleft license</text:p>
              </text:list-item>
              <text:list-item>
                <text:p>Corporate staff</text:p>
              </text:list-item>
              <text:list-item>
                <text:p>End user project focus</text:p>
              </text:list-item>
            </text:list>
          </draw:text-box>
        </draw:frame>
        <draw:frame draw:style-name="gr11" draw:text-style-name="P12" draw:layer="layout" svg:width="17.526cm" svg:height="4.095cm" svg:x="9.144cm" svg:y="16.17cm">
          <draw:text-box>
            <text:p><text:span text:style-name="T21">One key difference:</text:span></text:p>
            <text:p><text:span text:style-name="T21">Mozilla's end user focus means different level of marketing, trademark, and release management.</text:span></text:p>
            <text:p><text:span text:style-name="T21"/></text:p>
          </draw:text-box>
        </draw:frame>
        <presentation:notes draw:style-name="dp2">
          <office:forms form:automatic-focus="false" form:apply-design-mode="false"/>
          <draw:page-thumbnail draw:style-name="gr2" draw:layer="layout" svg:width="13.968cm" svg:height="10.476cm" svg:x="3.809cm" svg:y="2.121cm" draw:page-number="37" presentation:class="page"/>
          <draw:frame presentation:style-name="pr5" draw:text-style-name="P2" draw:layer="layout" svg:width="17.271cm" svg:height="12.572cm" svg:x="2.158cm" svg:y="13.2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 Similarities</text:p>
          </draw:text-box>
        </draw:frame>
        <draw:frame presentation:style-name="pr4" draw:layer="layout" svg:width="25.199cm" svg:height="13.859cm" svg:x="1.4cm" svg:y="4.914cm" presentation:class="outline">
          <draw:text-box>
            <text:list text:style-name="L3">
              <text:list-item>
                <text:p>What's similar about these groups?</text:p>
              </text:list-item>
              <text:list-item>
                <text:p>Most explicitly adopted parts of Apache Way</text:p>
              </text:list-item>
              <text:list-item>
                <text:p>Voting; consensus &amp; community; merit</text:p>
              </text:list-item>
              <text:list-item>
                <text:p>Independent foundations</text:p>
              </text:list-item>
              <text:list-item>
                <text:p>Several have explicitly noted the copying of their ways from Apache</text:p>
              </text:list-item>
            </text:list>
          </draw:text-box>
        </draw:frame>
        <presentation:notes draw:style-name="dp2">
          <office:forms form:automatic-focus="false" form:apply-design-mode="false"/>
          <draw:page-thumbnail draw:style-name="gr2" draw:layer="layout" svg:width="13.968cm" svg:height="10.476cm" svg:x="3.809cm" svg:y="2.121cm" draw:page-number="38" presentation:class="page"/>
          <draw:frame presentation:style-name="pr5" draw:text-style-name="P3" draw:layer="layout" svg:width="17.271cm" svg:height="12.572cm" svg:x="2.158cm" svg:y="13.2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Colophon</text:p>
          </draw:text-box>
        </draw:frame>
        <draw:frame presentation:style-name="pr12" draw:layer="layout" svg:width="25.199cm" svg:height="10.836cm" svg:x="1.4cm" svg:y="4.914cm" presentation:class="outline" presentation:user-transformed="true">
          <draw:text-box>
            <text:list text:style-name="L3">
              <text:list-item>
                <text:p>Credits</text:p>
                <text:list>
                  <text:list-item>
                    <text:p>Past Apache Way slides by Jim Jagielski<text:span text:style-name="T23"> </text:span></text:p>
                  </text:list-item>
                  <text:list-item>
                    <text:p><text:span text:style-name="T23">&amp; Justin Erenkrantz</text:span></text:p>
                  </text:list-item>
                  <text:list-item>
                    <text:p>Collective wisdom of the Apache Membership</text:p>
                  </text:list-item>
                </text:list>
              </text:list-item>
              <text:list-item>
                <text:p>Apache OpenOffice 3.4 Impress</text:p>
              </text:list-item>
              <text:list-item>
                <text:p>Open Sans fonts</text:p>
              </text:list-item>
            </text:list>
          </draw:text-box>
        </draw:frame>
        <draw:frame draw:style-name="gr5" draw:text-style-name="P12" draw:layer="layout" svg:width="22.098cm" svg:height="1.115cm" svg:x="2.951cm" svg:y="16.665cm">
          <draw:text-box>
            <text:p><text:span text:style-name="T11">http://communityovercode.com/2012/05/camelone-presentation/ ‎</text:span></text:p>
          </draw:text-box>
        </draw:frame>
        <presentation:notes draw:style-name="dp2">
          <office:forms form:automatic-focus="false" form:apply-design-mode="false"/>
          <draw:page-thumbnail draw:style-name="gr2" draw:layer="layout" svg:width="13.968cm" svg:height="10.476cm" svg:x="3.809cm" svg:y="2.121cm" draw:page-number="39" presentation:class="page"/>
          <draw:frame presentation:style-name="pr5" draw:text-style-name="P2" draw:layer="layout" svg:width="17.271cm" svg:height="12.572cm" svg:x="2.158cm" svg:y="13.27cm" presentation:class="notes" presentation:placeholder="true">
            <draw:text-box/>
          </draw:frame>
        </presentation:notes>
      </draw:page>
      <draw:page draw:name="page40" draw:style-name="dp3" draw:master-page-name="TitlePage" presentation:presentation-page-layout-name="AL2T1">
        <office:forms form:automatic-focus="false" form:apply-design-mode="false"/>
        <draw:frame presentation:style-name="pr13" draw:layer="layout" svg:width="25.199cm" svg:height="2.973cm" svg:x="1.4cm" svg:y="0.837cm" presentation:class="title" presentation:user-transformed="true">
          <draw:text-box>
            <text:p>Thank You!</text:p>
          </draw:text-box>
        </draw:frame>
        <draw:frame presentation:style-name="pr14" draw:layer="layout" svg:width="24.892cm" svg:height="6.835cm" svg:x="1.524cm" svg:y="7.366cm" presentation:class="outline" presentation:user-transformed="true">
          <draw:text-box>
            <text:list text:style-name="L8">
              <text:list-item>
                <text:p>Questions? <text:s/>@shanecurcuru</text:p>
              </text:list-item>
              <text:list-item>
                <text:p>Learn more about Apache:</text:p>
              </text:list-item>
            </text:list>
            <text:p><text:s text:c="4"/>http://community.apache.org/</text:p>
          </draw:text-box>
        </draw:frame>
        <presentation:notes draw:style-name="dp2">
          <office:forms form:automatic-focus="false" form:apply-design-mode="false"/>
          <draw:page-thumbnail draw:style-name="gr2" draw:layer="layout" svg:width="13.968cm" svg:height="10.476cm" svg:x="3.809cm" svg:y="2.121cm" draw:page-number="40" presentation:class="page"/>
          <draw:frame presentation:style-name="pr2" draw:text-style-name="P3" draw:layer="layout" svg:width="17.271cm" svg:height="12.572cm" svg:x="2.158cm" svg:y="13.2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layer="layout" svg:width="25.199cm" svg:height="2.973cm" svg:x="1.4cm" svg:y="0.837cm" presentation:class="title">
          <draw:text-box>
            <text:p>Apache's Tagline</text:p>
          </draw:text-box>
        </draw:frame>
        <draw:frame presentation:style-name="pr15" draw:layer="layout" svg:width="25.199cm" svg:height="10.645cm" svg:x="1.4cm" svg:y="8.128cm" presentation:class="outline" presentation:user-transformed="true">
          <draw:text-box>
            <text:p>“We are more than a group of projects sharing a server; we are a community of developers and users... sharing a common Apache Way of developing software.”</text:p>
          </draw:text-box>
        </draw:frame>
        <presentation:notes draw:style-name="dp2">
          <office:forms form:automatic-focus="false" form:apply-design-mode="false"/>
          <draw:page-thumbnail draw:style-name="gr2" draw:layer="layout" svg:width="13.968cm" svg:height="10.476cm" svg:x="3.809cm" svg:y="2.121cm" draw:page-number="41" presentation:class="page"/>
          <draw:frame presentation:style-name="pr5" draw:text-style-name="P2"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Open Sans'"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Open Sans'"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Open Sans'"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family="'Open Sans'"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family="'Open Sans'" style:font-family-generic="swiss"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family="'Open Sans'" style:font-family-generic="swiss"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family="'Open Sans'" style:font-family-generic="swiss"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family="'Open Sans'" style:font-family-generic="swiss"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family="'Open Sans'" style:font-family-generic="swiss"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family="'Open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en Sans Semibold'"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Page-background" style:family="presentation">
      <style:graphic-properties draw:stroke="none" draw:fill="none"/>
      <style:text-properties style:letter-kerning="true"/>
    </style:style>
    <style:style style:name="TitlePage-backgroundobjects" style:family="presentation">
      <style:graphic-properties draw:textarea-horizontal-align="justify" draw:shadow="hidden" draw:shadow-offset-x="0.2cm" draw:shadow-offset-y="0.2cm" draw:shadow-color="#808080"/>
      <style:text-properties style:letter-kerning="true"/>
    </style:style>
    <style:style style:name="Title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Page-outline1" style:family="presentation">
      <style:graphic-properties draw:stroke="none" draw:fill="none" draw:fill-image-width="0cm" draw:fill-image-height="0cm">
        <text:list-style style:name="TitlePag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style:text-outline="false" style:text-line-through-style="none" fo:font-family="'Open Sans'"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Page-outline2" style:family="presentation" style:parent-style-name="TitlePage-outline1">
      <style:paragraph-properties fo:margin-top="0cm" fo:margin-bottom="0.4cm"/>
      <style:text-properties fo:font-size="28pt" style:font-size-asian="28pt" style:font-size-complex="28pt"/>
    </style:style>
    <style:style style:name="TitlePage-outline3" style:family="presentation" style:parent-style-name="TitlePage-outline2">
      <style:paragraph-properties fo:margin-top="0cm" fo:margin-bottom="0.3cm"/>
      <style:text-properties fo:font-size="24pt" style:font-size-asian="24pt" style:font-size-complex="24pt"/>
    </style:style>
    <style:style style:name="TitlePage-outline4" style:family="presentation" style:parent-style-name="TitlePage-outline3">
      <style:paragraph-properties fo:margin-top="0cm" fo:margin-bottom="0.2cm"/>
      <style:text-properties fo:font-size="20pt" style:font-size-asian="20pt" style:font-size-complex="20pt"/>
    </style:style>
    <style:style style:name="TitlePage-outline5" style:family="presentation" style:parent-style-name="TitlePage-outline4">
      <style:paragraph-properties fo:margin-top="0cm" fo:margin-bottom="0.1cm"/>
      <style:text-properties fo:font-size="20pt" style:font-size-asian="20pt" style:font-size-complex="20pt"/>
    </style:style>
    <style:style style:name="TitlePage-outline6" style:family="presentation" style:parent-style-name="TitlePage-outline5">
      <style:paragraph-properties fo:margin-top="0cm" fo:margin-bottom="0.1cm"/>
      <style:text-properties fo:font-size="20pt" style:font-size-asian="20pt" style:font-size-complex="20pt"/>
    </style:style>
    <style:style style:name="TitlePage-outline7" style:family="presentation" style:parent-style-name="TitlePage-outline6">
      <style:paragraph-properties fo:margin-top="0cm" fo:margin-bottom="0.1cm"/>
      <style:text-properties fo:font-size="20pt" style:font-size-asian="20pt" style:font-size-complex="20pt"/>
    </style:style>
    <style:style style:name="TitlePage-outline8" style:family="presentation" style:parent-style-name="TitlePage-outline7">
      <style:paragraph-properties fo:margin-top="0cm" fo:margin-bottom="0.1cm"/>
      <style:text-properties fo:font-size="20pt" style:font-size-asian="20pt" style:font-size-complex="20pt"/>
    </style:style>
    <style:style style:name="TitlePage-outline9" style:family="presentation" style:parent-style-name="TitlePage-outline8">
      <style:paragraph-properties fo:margin-top="0cm" fo:margin-bottom="0.1cm"/>
      <style:text-properties fo:font-size="20pt" style:font-size-asian="20pt" style:font-size-complex="20pt"/>
    </style:style>
    <style:style style:name="TitlePage-subtitle" style:family="presentation">
      <style:graphic-properties draw:stroke="none" draw:fill="none" draw:textarea-vertical-align="middle">
        <text:list-style style:name="Title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Page-title" style:family="presentation">
      <style:graphic-properties draw:stroke="none" draw:fill="none" draw:textarea-vertical-align="middle">
        <text:list-style style:name="Title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en Sans Extrabold'" style:font-style-name="Regular" style:font-family-generic="swiss" style:font-pitch="variable" fo:font-size="44pt" fo:font-style="normal" fo:text-shadow="none" style:text-underline-style="none" fo:font-weight="800"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Page-backgroundobjects">
      <style:graphic-properties draw:stroke="none" draw:fill="none" draw:fill-color="#ffffff" draw:auto-grow-height="false" fo:min-height="1.397cm"/>
    </style:style>
    <style:style style:name="Mpr5" style:family="presentation" style:parent-style-name="Title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2.973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2.367cm" svg:y="19.131cm" presentation:class="date-time">
        <draw:text-box>
          <text:p text:style-name="MP1"><text:span text:style-name="MT1"><presentation:date-time/></text:span></text:p>
        </draw:text-box>
      </draw:frame>
      <draw:frame presentation:style-name="Mpr1" draw:text-style-name="MP3" draw:layer="backgroundobjects" svg:width="10.414cm" svg:height="1.448cm" svg:x="9.398cm" svg:y="19.131cm" presentation:class="footer">
        <draw:text-box>
          <text:p text:style-name="MP3"><text:span text:style-name="MT1"><presentation:footer/></text:span></text:p>
        </draw:text-box>
      </draw:frame>
      <draw:frame presentation:style-name="Mpr1" draw:text-style-name="MP2" draw:layer="backgroundobjects" svg:width="5.009cm" svg:height="1.448cm" svg:x="21.59cm" svg:y="19.131cm" presentation:class="page-number">
        <draw:text-box>
          <text:p text:style-name="MP2"><text:span text:style-name="MT1"><text:page-number>&lt;number&gt;</text:page-number></text:span></text:p>
        </draw:text-box>
      </draw:frame>
      <draw:frame draw:style-name="Mgr3" draw:text-style-name="MP4" draw:layer="backgroundobjects" svg:width="7.312cm" svg:height="2.286cm" svg:x="0.762cm" svg:y="18.034cm">
        <draw:image xlink:href="Pictures/10000201000001630000006F5DCFB0C3.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09cm" svg:y="2.121cm" presentation:class="page"/>
        <draw:frame presentation:style-name="Default-notes" draw:layer="backgroundobjects" svg:width="17.271cm" svg:height="12.572cm" svg:x="2.158cm" svg:y="13.27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19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2cm" presentation:class="footer">
          <draw:text-box>
            <text:p text:style-name="MP1"><text:span text:style-name="MT1"><presentation:footer/></text:span></text:p>
          </draw:text-box>
        </draw:frame>
        <draw:frame presentation:style-name="Mpr3"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TitlePage" style:page-layout-name="PM1" draw:style-name="Mdp1">
      <office:forms form:automatic-focus="false" form:apply-design-mode="false"/>
      <draw:frame presentation:style-name="TitlePage-title" draw:layer="backgroundobjects" svg:width="25.199cm" svg:height="5.767cm" svg:x="1.4cm" svg:y="0.837cm" presentation:class="title" presentation:placeholder="true">
        <draw:text-box/>
      </draw:frame>
      <draw:frame presentation:style-name="TitlePage-outline1" draw:layer="backgroundobjects" svg:width="24.892cm" svg:height="6.835cm" svg:x="1.524cm" svg:y="8.382cm" presentation:class="outline" presentation:placeholder="true">
        <draw:text-box/>
      </draw:frame>
      <draw:frame draw:style-name="Mgr3" draw:text-style-name="MP4" draw:layer="backgroundobjects" svg:width="22.237cm" svg:height="2.11cm" svg:x="2.882cm" svg:y="17.272cm">
        <draw:image xlink:href="Pictures/100000000000021900000033D5E024AA.png" xlink:type="simple" xlink:show="embed" xlink:actuate="onLoad">
          <text:p/>
        </draw:image>
      </draw:frame>
      <presentation:notes style:page-layout-name="PM0">
        <office:forms form:automatic-focus="false" form:apply-design-mode="false"/>
        <draw:page-thumbnail presentation:style-name="TitlePage-title" draw:layer="backgroundobjects" svg:width="13.968cm" svg:height="10.476cm" svg:x="3.809cm" svg:y="2.121cm" presentation:class="page"/>
        <draw:frame presentation:style-name="TitlePage-notes" draw:layer="backgroundobjects" svg:width="17.271cm" svg:height="12.572cm" svg:x="2.158cm" svg:y="13.27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19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2cm" presentation:class="footer">
          <draw:text-box>
            <text:p text:style-name="MP1"><text:span text:style-name="MT1"><presentation:footer/></text:span></text:p>
          </draw:text-box>
        </draw:frame>
        <draw:frame presentation:style-name="Mpr5"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ane Curcuru</meta:initial-creator>
    <meta:creation-date>2012-05-08T22:03:41.83</meta:creation-date>
    <meta:editing-duration>P6DT43M6S</meta:editing-duration>
    <meta:editing-cycles>36</meta:editing-cycles>
    <dc:date>2012-05-15T16:02:59.66</dc:date>
    <dc:creator>Shane Curcuru</dc:creator>
    <meta:generator>OpenOffice.org/3.4$Win32 OpenOffice.org_project/340m1$Build-9590</meta:generator>
    <meta:printed-by>Shane Curcuru</meta:printed-by>
    <meta:print-date>2012-05-15T12:52:50.41</meta:print-date>
    <meta:document-statistic meta:object-count="241"/>
  </office:meta>
</office:document-meta>
</file>